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>
      <style:table-cell-properties fo:border-bottom="none" fo:background-color="#99cc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8">
      <style:table-cell-properties fo:border-bottom="0.002cm solid #000000" fo:background-color="#99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fo:border-bottom="none" fo:background-color="#99ccff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4" style:family="table-cell" style:parent-style-name="Default" style:data-style-name="N108">
      <style:table-cell-properties fo:border-bottom="0.002cm solid #000000" fo:background-color="#99ccff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5" style:family="table-cell" style:parent-style-name="Default" style:data-style-name="N108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6" style:family="table-cell" style:parent-style-name="Default" style:data-style-name="N108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7">
      <style:table-cell-properties fo:border-bottom="none" fo:background-color="#99ccff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02cm solid #000000" fo:background-color="#99ccff" fo:border-left="none" fo:border-right="none" fo:border-top="none"/>
    </style:style>
    <style:style style:name="ce9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 style:data-style-name="N109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 style:data-style-name="N107">
      <style:table-cell-properties fo:border-bottom="none" fo:background-color="#99ccff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02cm solid #000000" fo:background-color="#99ccff" fo:border-left="none" fo:border-right="0.002cm solid #000000" fo:border-top="none"/>
    </style:style>
    <style:style style:name="ce14" style:family="table-cell" style:parent-style-name="Default" style:data-style-name="N109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15" style:family="table-cell" style:parent-style-name="Default" style:data-style-name="N109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7" style:family="table-cell" style:parent-style-name="Default">
      <style:table-cell-properties fo:border-bottom="0.002cm solid #000000" fo:background-color="#99ccff" style:text-align-source="fix" style:repeat-content="false" fo:border-left="none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order-bottom="0.002cm solid #000000" fo:background-color="#99ccff" style:text-align-source="fix" style:repeat-content="false" fo:border-left="none" fo:border-right="0.002cm solid #000000" fo:border-top="none"/>
      <style:paragraph-properties fo:text-align="center" fo:margin-left="0cm"/>
    </style:style>
    <style:style style:name="ce19" style:family="table-cell" style:parent-style-name="Default" style:data-style-name="N107">
      <style:table-cell-properties style:text-align-source="fix" style:repeat-content="false" fo:background-color="transparent"/>
      <style:paragraph-properties fo:text-align="center" fo:margin-left="0cm"/>
    </style:style>
    <style:style style:name="ce20" style:family="table-cell" style:parent-style-name="Default">
      <style:table-cell-properties fo:border-bottom="none" fo:background-color="transparent" fo:border-left="0.002cm solid #000000" fo:border-right="none" fo:border-top="0.002cm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</style:style>
    <style:style style:name="ce22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/>
      <style:paragraph-properties fo:text-align="center" fo:margin-left="0cm"/>
    </style:style>
    <style:style style:name="ce23" style:family="table-cell" style:parent-style-name="Default">
      <style:table-cell-properties fo:border-bottom="none" fo:background-color="transparent" fo:border-left="none" fo:border-right="none" fo:border-top="0.002cm solid #000000"/>
    </style:style>
    <style:style style:name="ce24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5" style:family="table-cell" style:parent-style-name="Default">
      <style:table-cell-properties fo:border-bottom="none" fo:background-color="transparent" fo:border-left="none" fo:border-right="0.002cm solid #000000" fo:border-top="0.002cm solid #000000"/>
    </style:style>
    <style:style style:name="ce26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ransverse Magnetic" table:style-name="ta1" table:print="false">
        <table:table-column table:style-name="co1" table:default-cell-style-name="ce5"/>
        <table:table-column table:style-name="co1" table:number-columns-repeated="3" table:default-cell-style-name="ce11"/>
        <table:table-column table:style-name="co1" table:default-cell-style-name="ce16"/>
        <table:table-column table:style-name="co1" table:number-columns-repeated="3" table:default-cell-style-name="ce11"/>
        <table:table-column table:style-name="co1" table:default-cell-style-name="ce16"/>
        <table:table-column table:style-name="co1" table:number-columns-repeated="3" table:default-cell-style-name="ce11"/>
        <table:table-column table:style-name="co1" table:default-cell-style-name="ce16"/>
        <table:table-column table:style-name="co1" table:number-columns-repeated="3" table:default-cell-style-name="ce11"/>
        <table:table-column table:style-name="co1" table:default-cell-style-name="ce16"/>
        <table:table-column table:style-name="co1" table:number-columns-repeated="1007" table:default-cell-style-name="ce11"/>
        <table:table-row table:style-name="ro2">
          <table:table-cell table:style-name="ce1" office:value-type="string">
            <text:p>mn</text:p>
          </table:table-cell>
          <table:table-cell table:style-name="ce7" office:value-type="float" office:value="1">
            <text:p>01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21">
            <text:p>21</text:p>
          </table:table-cell>
          <table:table-cell table:style-name="ce12" office:value-type="float" office:value="31">
            <text:p>31</text:p>
          </table:table-cell>
          <table:table-cell table:style-name="ce7" office:value-type="float" office:value="2">
            <text:p>02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2">
            <text:p>22</text:p>
          </table:table-cell>
          <table:table-cell table:style-name="ce12" office:value-type="float" office:value="32">
            <text:p>32</text:p>
          </table:table-cell>
          <table:table-cell table:style-name="ce7" office:value-type="float" office:value="3">
            <text:p>03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23">
            <text:p>23</text:p>
          </table:table-cell>
          <table:table-cell table:style-name="ce12" office:value-type="float" office:value="33">
            <text:p>33</text:p>
          </table:table-cell>
          <table:table-cell table:style-name="ce7" office:value-type="float" office:value="4">
            <text:p>04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24">
            <text:p>24</text:p>
          </table:table-cell>
          <table:table-cell table:style-name="ce12" office:value-type="float" office:value="34">
            <text:p>34</text:p>
          </table:table-cell>
          <table:table-cell table:style-name="ce19"/>
          <table:table-cell table:style-name="ce20" office:value-type="string">
            <text:p>Data labels</text:p>
          </table:table-cell>
          <table:table-cell table:style-name="ce23" table:number-columns-repeated="2"/>
          <table:table-cell table:style-name="ce25"/>
          <table:table-cell table:style-name="ce19" table:number-columns-repeated="1002"/>
        </table:table-row>
        <table:table-row table:style-name="ro2">
          <table:table-cell table:style-name="ce2" office:value-type="string">
            <text:p>c</text:p>
          </table:table-cell>
          <table:table-cell table:style-name="ce8" table:number-columns-repeated="3"/>
          <table:table-cell table:style-name="ce13"/>
          <table:table-cell table:style-name="ce17" table:number-columns-repeated="3"/>
          <table:table-cell table:style-name="ce18"/>
          <table:table-cell table:style-name="ce17" table:number-columns-repeated="3"/>
          <table:table-cell table:style-name="ce18"/>
          <table:table-cell table:style-name="ce17" table:number-columns-repeated="3"/>
          <table:table-cell table:style-name="ce18"/>
          <table:table-cell table:style-name="ce16"/>
          <table:table-cell table:style-name="ce21" office:value-type="string">
            <text:p>m=0</text:p>
          </table:table-cell>
          <table:table-cell table:style-name="ce16" office:value-type="string">
            <text:p><text:s/>m=1</text:p>
          </table:table-cell>
          <table:table-cell table:style-name="ce16" office:value-type="string">
            <text:p><text:s/>m=2</text:p>
          </table:table-cell>
          <table:table-cell table:style-name="ce26" office:value-type="string">
            <text:p><text:s/>m=3</text:p>
          </table:table-cell>
          <table:table-cell table:style-name="ce16" table:number-columns-repeated="1002"/>
        </table:table-row>
        <table:table-row table:style-name="ro2">
          <table:table-cell table:style-name="ce3" office:value-type="float" office:value="1">
            <text:p>1.0</text:p>
          </table:table-cell>
          <table:table-cell table:style-name="ce9" office:value-type="float" office:value="3.142">
            <text:p>3.142</text:p>
          </table:table-cell>
          <table:table-cell table:style-name="ce9" office:value-type="float" office:value="3.142">
            <text:p>3.142</text:p>
          </table:table-cell>
          <table:table-cell table:style-name="ce9" office:value-type="float" office:value="3.142">
            <text:p>3.142</text:p>
          </table:table-cell>
          <table:table-cell table:style-name="ce14" office:value-type="float" office:value="3.142">
            <text:p>3.142</text:p>
          </table:table-cell>
          <table:table-cell table:style-name="ce9" office:value-type="float" office:value="6.283">
            <text:p>6.283</text:p>
          </table:table-cell>
          <table:table-cell table:style-name="ce9" office:value-type="float" office:value="6.283">
            <text:p>6.283</text:p>
          </table:table-cell>
          <table:table-cell table:style-name="ce9" office:value-type="float" office:value="6.283">
            <text:p>6.283</text:p>
          </table:table-cell>
          <table:table-cell table:style-name="ce14" office:value-type="float" office:value="6.283">
            <text:p>6.283</text:p>
          </table:table-cell>
          <table:table-cell table:style-name="ce9" office:value-type="float" office:value="9.425">
            <text:p>9.425</text:p>
          </table:table-cell>
          <table:table-cell table:style-name="ce9" office:value-type="float" office:value="9.425">
            <text:p>9.425</text:p>
          </table:table-cell>
          <table:table-cell table:style-name="ce9" office:value-type="float" office:value="9.425">
            <text:p>9.425</text:p>
          </table:table-cell>
          <table:table-cell table:style-name="ce14" office:value-type="float" office:value="9.425">
            <text:p>9.425</text:p>
          </table:table-cell>
          <table:table-cell table:style-name="ce9" office:value-type="float" office:value="12.566">
            <text:p>12.566</text:p>
          </table:table-cell>
          <table:table-cell table:style-name="ce9" office:value-type="float" office:value="12.566">
            <text:p>12.566</text:p>
          </table:table-cell>
          <table:table-cell table:style-name="ce9" office:value-type="float" office:value="12.566">
            <text:p>12.566</text:p>
          </table:table-cell>
          <table:table-cell table:style-name="ce14" office:value-type="float" office:value="12.566">
            <text:p>12.566</text:p>
          </table:table-cell>
          <table:table-cell/>
          <table:table-cell table:style-name="ce22" office:value-type="string">
            <text:p><text:s/>n=1</text:p>
          </table:table-cell>
          <table:table-cell table:style-name="ce24" office:value-type="string">
            <text:p><text:s/>n=2</text:p>
          </table:table-cell>
          <table:table-cell table:style-name="ce24" office:value-type="string">
            <text:p><text:s/>n=3</text:p>
          </table:table-cell>
          <table:table-cell table:style-name="ce27" office:value-type="string">
            <text:p><text:s/>n=4</text:p>
          </table:table-cell>
          <table:table-cell table:number-columns-repeated="1002"/>
        </table:table-row>
        <table:table-row table:style-name="ro2">
          <table:table-cell table:style-name="ce3" office:value-type="float" office:value="1.1">
            <text:p>1.1</text:p>
          </table:table-cell>
          <table:table-cell table:style-name="ce9" office:value-type="float" office:value="3.141">
            <text:p>3.141</text:p>
          </table:table-cell>
          <table:table-cell table:style-name="ce9" office:value-type="float" office:value="3.143">
            <text:p>3.143</text:p>
          </table:table-cell>
          <table:table-cell table:style-name="ce9" office:value-type="float" office:value="3.147">
            <text:p>3.147</text:p>
          </table:table-cell>
          <table:table-cell table:style-name="ce14" office:value-type="float" office:value="3.154">
            <text:p>3.154</text:p>
          </table:table-cell>
          <table:table-cell table:style-name="ce9" office:value-type="float" office:value="6.283">
            <text:p>6.283</text:p>
          </table:table-cell>
          <table:table-cell table:style-name="ce9" office:value-type="float" office:value="6.284">
            <text:p>6.284</text:p>
          </table:table-cell>
          <table:table-cell table:style-name="ce9" office:value-type="float" office:value="6.286">
            <text:p>6.286</text:p>
          </table:table-cell>
          <table:table-cell table:style-name="ce14" office:value-type="float" office:value="6.289">
            <text:p>6.289</text:p>
          </table:table-cell>
          <table:table-cell table:style-name="ce9" office:value-type="float" office:value="9.425">
            <text:p>9.425</text:p>
          </table:table-cell>
          <table:table-cell table:style-name="ce9" office:value-type="float" office:value="9.425">
            <text:p>9.425</text:p>
          </table:table-cell>
          <table:table-cell table:style-name="ce9" office:value-type="float" office:value="9.427">
            <text:p>9.427</text:p>
          </table:table-cell>
          <table:table-cell table:style-name="ce14" office:value-type="float" office:value="9.429">
            <text:p>9.429</text:p>
          </table:table-cell>
          <table:table-cell table:style-name="ce9" office:value-type="float" office:value="12.566">
            <text:p>12.566</text:p>
          </table:table-cell>
          <table:table-cell table:style-name="ce9" office:value-type="float" office:value="12.567">
            <text:p>12.567</text:p>
          </table:table-cell>
          <table:table-cell table:style-name="ce9" office:value-type="float" office:value="12.568">
            <text:p>12.568</text:p>
          </table:table-cell>
          <table:table-cell table:style-name="ce14" office:value-type="float" office:value="12.569">
            <text:p>12.569</text:p>
          </table:table-cell>
          <table:table-cell table:number-columns-repeated="1007"/>
        </table:table-row>
        <table:table-row table:style-name="ro2">
          <table:table-cell table:style-name="ce3" office:value-type="float" office:value="1.2">
            <text:p>1.2</text:p>
          </table:table-cell>
          <table:table-cell table:style-name="ce9" office:value-type="float" office:value="3.14">
            <text:p>3.140</text:p>
          </table:table-cell>
          <table:table-cell table:style-name="ce9" office:value-type="float" office:value="3.146">
            <text:p>3.146</text:p>
          </table:table-cell>
          <table:table-cell table:style-name="ce9" office:value-type="float" office:value="3.161">
            <text:p>3.161</text:p>
          </table:table-cell>
          <table:table-cell table:style-name="ce14" office:value-type="float" office:value="3.187">
            <text:p>3.187</text:p>
          </table:table-cell>
          <table:table-cell table:style-name="ce9" office:value-type="float" office:value="6.282">
            <text:p>6.282</text:p>
          </table:table-cell>
          <table:table-cell table:style-name="ce9" office:value-type="float" office:value="6.285">
            <text:p>6.285</text:p>
          </table:table-cell>
          <table:table-cell table:style-name="ce9" office:value-type="float" office:value="6.293">
            <text:p>6.293</text:p>
          </table:table-cell>
          <table:table-cell table:style-name="ce14" office:value-type="float" office:value="6.306">
            <text:p>6.306</text:p>
          </table:table-cell>
          <table:table-cell table:style-name="ce9" office:value-type="float" office:value="9.424">
            <text:p>9.424</text:p>
          </table:table-cell>
          <table:table-cell table:style-name="ce9" office:value-type="float" office:value="9.426">
            <text:p>9.426</text:p>
          </table:table-cell>
          <table:table-cell table:style-name="ce9" office:value-type="float" office:value="9.431">
            <text:p>9.431</text:p>
          </table:table-cell>
          <table:table-cell table:style-name="ce14" office:value-type="float" office:value="9.44">
            <text:p>9.440</text:p>
          </table:table-cell>
          <table:table-cell table:style-name="ce9" office:value-type="float" office:value="12.566">
            <text:p>12.566</text:p>
          </table:table-cell>
          <table:table-cell table:style-name="ce9" office:value-type="float" office:value="12.567">
            <text:p>12.567</text:p>
          </table:table-cell>
          <table:table-cell table:style-name="ce9" office:value-type="float" office:value="12.571">
            <text:p>12.571</text:p>
          </table:table-cell>
          <table:table-cell table:style-name="ce14" office:value-type="float" office:value="12.578">
            <text:p>12.578</text:p>
          </table:table-cell>
          <table:table-cell table:number-columns-repeated="1007"/>
        </table:table-row>
        <table:table-row table:style-name="ro2">
          <table:table-cell table:style-name="ce3" office:value-type="float" office:value="1.3">
            <text:p>1.3</text:p>
          </table:table-cell>
          <table:table-cell table:style-name="ce9" office:value-type="float" office:value="3.139">
            <text:p>3.139</text:p>
          </table:table-cell>
          <table:table-cell table:style-name="ce9" office:value-type="float" office:value="3.15">
            <text:p>3.150</text:p>
          </table:table-cell>
          <table:table-cell table:style-name="ce9" office:value-type="float" office:value="3.182">
            <text:p>3.182</text:p>
          </table:table-cell>
          <table:table-cell table:style-name="ce14" office:value-type="float" office:value="3.236">
            <text:p>3.236</text:p>
          </table:table-cell>
          <table:table-cell table:style-name="ce9" office:value-type="float" office:value="6.282">
            <text:p>6.282</text:p>
          </table:table-cell>
          <table:table-cell table:style-name="ce9" office:value-type="float" office:value="6.287">
            <text:p>6.287</text:p>
          </table:table-cell>
          <table:table-cell table:style-name="ce9" office:value-type="float" office:value="6.304">
            <text:p>6.304</text:p>
          </table:table-cell>
          <table:table-cell table:style-name="ce14" office:value-type="float" office:value="6.331">
            <text:p>6.331</text:p>
          </table:table-cell>
          <table:table-cell table:style-name="ce9" office:value-type="float" office:value="9.424">
            <text:p>9.424</text:p>
          </table:table-cell>
          <table:table-cell table:style-name="ce9" office:value-type="float" office:value="9.427">
            <text:p>9.427</text:p>
          </table:table-cell>
          <table:table-cell table:style-name="ce9" office:value-type="float" office:value="9.438">
            <text:p>9.438</text:p>
          </table:table-cell>
          <table:table-cell table:style-name="ce14" office:value-type="float" office:value="9.457">
            <text:p>9.457</text:p>
          </table:table-cell>
          <table:table-cell table:style-name="ce9" office:value-type="float" office:value="12.566">
            <text:p>12.566</text:p>
          </table:table-cell>
          <table:table-cell table:style-name="ce9" office:value-type="float" office:value="12.568">
            <text:p>12.568</text:p>
          </table:table-cell>
          <table:table-cell table:style-name="ce9" office:value-type="float" office:value="12.577">
            <text:p>12.577</text:p>
          </table:table-cell>
          <table:table-cell table:style-name="ce14" office:value-type="float" office:value="12.59">
            <text:p>12.590</text:p>
          </table:table-cell>
          <table:table-cell table:number-columns-repeated="1007"/>
        </table:table-row>
        <table:table-row table:style-name="ro2">
          <table:table-cell table:style-name="ce3" office:value-type="float" office:value="1.4">
            <text:p>1.4</text:p>
          </table:table-cell>
          <table:table-cell table:style-name="ce9" office:value-type="float" office:value="3.137">
            <text:p>3.137</text:p>
          </table:table-cell>
          <table:table-cell table:style-name="ce9" office:value-type="float" office:value="3.155">
            <text:p>3.155</text:p>
          </table:table-cell>
          <table:table-cell table:style-name="ce9" office:value-type="float" office:value="3.208">
            <text:p>3.208</text:p>
          </table:table-cell>
          <table:table-cell table:style-name="ce14" office:value-type="float" office:value="3.294">
            <text:p>3.294</text:p>
          </table:table-cell>
          <table:table-cell table:style-name="ce9" office:value-type="float" office:value="6.281">
            <text:p>6.281</text:p>
          </table:table-cell>
          <table:table-cell table:style-name="ce9" office:value-type="float" office:value="6.29">
            <text:p>6.290</text:p>
          </table:table-cell>
          <table:table-cell table:style-name="ce9" office:value-type="float" office:value="6.317">
            <text:p>6.317</text:p>
          </table:table-cell>
          <table:table-cell table:style-name="ce14" office:value-type="float" office:value="6.362">
            <text:p>6.362</text:p>
          </table:table-cell>
          <table:table-cell table:style-name="ce9" office:value-type="float" office:value="9.423">
            <text:p>9.423</text:p>
          </table:table-cell>
          <table:table-cell table:style-name="ce9" office:value-type="float" office:value="9.429">
            <text:p>9.429</text:p>
          </table:table-cell>
          <table:table-cell table:style-name="ce9" office:value-type="float" office:value="9.447">
            <text:p>9.447</text:p>
          </table:table-cell>
          <table:table-cell table:style-name="ce14" office:value-type="float" office:value="9.478">
            <text:p>9.478</text:p>
          </table:table-cell>
          <table:table-cell table:style-name="ce9" office:value-type="float" office:value="12.565">
            <text:p>12.565</text:p>
          </table:table-cell>
          <table:table-cell table:style-name="ce9" office:value-type="float" office:value="12.57">
            <text:p>12.570</text:p>
          </table:table-cell>
          <table:table-cell table:style-name="ce9" office:value-type="float" office:value="12.583">
            <text:p>12.583</text:p>
          </table:table-cell>
          <table:table-cell table:style-name="ce14" office:value-type="float" office:value="12.606">
            <text:p>12.606</text:p>
          </table:table-cell>
          <table:table-cell table:number-columns-repeated="1007"/>
        </table:table-row>
        <table:table-row table:style-name="ro2">
          <table:table-cell table:style-name="ce3" office:value-type="float" office:value="1.5">
            <text:p>1.5</text:p>
          </table:table-cell>
          <table:table-cell table:style-name="ce9" office:value-type="float" office:value="3.135">
            <text:p>3.135</text:p>
          </table:table-cell>
          <table:table-cell table:style-name="ce9" office:value-type="float" office:value="3.161">
            <text:p>3.161</text:p>
          </table:table-cell>
          <table:table-cell table:style-name="ce9" office:value-type="float" office:value="3.237">
            <text:p>3.237</text:p>
          </table:table-cell>
          <table:table-cell table:style-name="ce14" office:value-type="float" office:value="3.36">
            <text:p>3.360</text:p>
          </table:table-cell>
          <table:table-cell table:style-name="ce9" office:value-type="float" office:value="6.28">
            <text:p>6.280</text:p>
          </table:table-cell>
          <table:table-cell table:style-name="ce9" office:value-type="float" office:value="6.293">
            <text:p>6.293</text:p>
          </table:table-cell>
          <table:table-cell table:style-name="ce9" office:value-type="float" office:value="6.332">
            <text:p>6.332</text:p>
          </table:table-cell>
          <table:table-cell table:style-name="ce14" office:value-type="float" office:value="6.397">
            <text:p>6.397</text:p>
          </table:table-cell>
          <table:table-cell table:style-name="ce9" office:value-type="float" office:value="9.423">
            <text:p>9.423</text:p>
          </table:table-cell>
          <table:table-cell table:style-name="ce9" office:value-type="float" office:value="9.431">
            <text:p>9.431</text:p>
          </table:table-cell>
          <table:table-cell table:style-name="ce9" office:value-type="float" office:value="9.458">
            <text:p>9.458</text:p>
          </table:table-cell>
          <table:table-cell table:style-name="ce14" office:value-type="float" office:value="9.502">
            <text:p>9.502</text:p>
          </table:table-cell>
          <table:table-cell table:style-name="ce9" office:value-type="float" office:value="12.565">
            <text:p>12.565</text:p>
          </table:table-cell>
          <table:table-cell table:style-name="ce9" office:value-type="float" office:value="12.571">
            <text:p>12.571</text:p>
          </table:table-cell>
          <table:table-cell table:style-name="ce9" office:value-type="float" office:value="12.591">
            <text:p>12.591</text:p>
          </table:table-cell>
          <table:table-cell table:style-name="ce14" office:value-type="float" office:value="12.624">
            <text:p>12.624</text:p>
          </table:table-cell>
          <table:table-cell table:number-columns-repeated="1007"/>
        </table:table-row>
        <table:table-row table:style-name="ro2">
          <table:table-cell table:style-name="ce3" office:value-type="float" office:value="1.6">
            <text:p>1.6</text:p>
          </table:table-cell>
          <table:table-cell table:style-name="ce9" office:value-type="float" office:value="3.133">
            <text:p>3.133</text:p>
          </table:table-cell>
          <table:table-cell table:style-name="ce9" office:value-type="float" office:value="3.168">
            <text:p>3.168</text:p>
          </table:table-cell>
          <table:table-cell table:style-name="ce9" office:value-type="float" office:value="3.27">
            <text:p>3.270</text:p>
          </table:table-cell>
          <table:table-cell table:style-name="ce14" office:value-type="float" office:value="3.43">
            <text:p>3.430</text:p>
          </table:table-cell>
          <table:table-cell table:style-name="ce9" office:value-type="float" office:value="6.279">
            <text:p>6.279</text:p>
          </table:table-cell>
          <table:table-cell table:style-name="ce9" office:value-type="float" office:value="6.296">
            <text:p>6.296</text:p>
          </table:table-cell>
          <table:table-cell table:style-name="ce9" office:value-type="float" office:value="6.349">
            <text:p>6.349</text:p>
          </table:table-cell>
          <table:table-cell table:style-name="ce14" office:value-type="float" office:value="6.437">
            <text:p>6.437</text:p>
          </table:table-cell>
          <table:table-cell table:style-name="ce9" office:value-type="float" office:value="9.422">
            <text:p>9.422</text:p>
          </table:table-cell>
          <table:table-cell table:style-name="ce9" office:value-type="float" office:value="9.434">
            <text:p>9.434</text:p>
          </table:table-cell>
          <table:table-cell table:style-name="ce9" office:value-type="float" office:value="9.469">
            <text:p>9.469</text:p>
          </table:table-cell>
          <table:table-cell table:style-name="ce14" office:value-type="float" office:value="9.528">
            <text:p>9.528</text:p>
          </table:table-cell>
          <table:table-cell table:style-name="ce9" office:value-type="float" office:value="12.564">
            <text:p>12.564</text:p>
          </table:table-cell>
          <table:table-cell table:style-name="ce9" office:value-type="float" office:value="12.573">
            <text:p>12.573</text:p>
          </table:table-cell>
          <table:table-cell table:style-name="ce9" office:value-type="float" office:value="12.6">
            <text:p>12.600</text:p>
          </table:table-cell>
          <table:table-cell table:style-name="ce14" office:value-type="float" office:value="12.644">
            <text:p>12.644</text:p>
          </table:table-cell>
          <table:table-cell table:number-columns-repeated="1007"/>
        </table:table-row>
        <table:table-row table:style-name="ro2">
          <table:table-cell table:style-name="ce3" office:value-type="float" office:value="1.8">
            <text:p>1.8</text:p>
          </table:table-cell>
          <table:table-cell table:style-name="ce9" office:value-type="float" office:value="3.128">
            <text:p>3.128</text:p>
          </table:table-cell>
          <table:table-cell table:style-name="ce9" office:value-type="float" office:value="3.182">
            <text:p>3.182</text:p>
          </table:table-cell>
          <table:table-cell table:style-name="ce9" office:value-type="float" office:value="3.36">
            <text:p>3.360</text:p>
          </table:table-cell>
          <table:table-cell table:style-name="ce14" office:value-type="float" office:value="3.6">
            <text:p>3.600</text:p>
          </table:table-cell>
          <table:table-cell table:style-name="ce9" office:value-type="float" office:value="6.276">
            <text:p>6.276</text:p>
          </table:table-cell>
          <table:table-cell table:style-name="ce9" office:value-type="float" office:value="6.304">
            <text:p>6.304</text:p>
          </table:table-cell>
          <table:table-cell table:style-name="ce9" office:value-type="float" office:value="6.387">
            <text:p>6.387</text:p>
          </table:table-cell>
          <table:table-cell table:style-name="ce14" office:value-type="float" office:value="6.523">
            <text:p>6.523</text:p>
          </table:table-cell>
          <table:table-cell table:style-name="ce9" office:value-type="float" office:value="9.42">
            <text:p>9.420</text:p>
          </table:table-cell>
          <table:table-cell table:style-name="ce9" office:value-type="float" office:value="9.439">
            <text:p>9.439</text:p>
          </table:table-cell>
          <table:table-cell table:style-name="ce9" office:value-type="float" office:value="9.495">
            <text:p>9.495</text:p>
          </table:table-cell>
          <table:table-cell table:style-name="ce14" office:value-type="float" office:value="9.587">
            <text:p>9.587</text:p>
          </table:table-cell>
          <table:table-cell table:style-name="ce9" office:value-type="float" office:value="12.563">
            <text:p>12.563</text:p>
          </table:table-cell>
          <table:table-cell table:style-name="ce9" office:value-type="float" office:value="12.577">
            <text:p>12.577</text:p>
          </table:table-cell>
          <table:table-cell table:style-name="ce9" office:value-type="float" office:value="12.619">
            <text:p>12.619</text:p>
          </table:table-cell>
          <table:table-cell table:style-name="ce14" office:value-type="float" office:value="12.689">
            <text:p>12.689</text:p>
          </table:table-cell>
          <table:table-cell table:number-columns-repeated="1007"/>
        </table:table-row>
        <table:table-row table:style-name="ro2">
          <table:table-cell table:style-name="ce3" office:value-type="float" office:value="2">
            <text:p>2.0</text:p>
          </table:table-cell>
          <table:table-cell table:style-name="ce9" office:value-type="float" office:value="3.123">
            <text:p>3.123</text:p>
          </table:table-cell>
          <table:table-cell table:style-name="ce9" office:value-type="float" office:value="3.197">
            <text:p>3.197</text:p>
          </table:table-cell>
          <table:table-cell table:style-name="ce9" office:value-type="float" office:value="3.4">
            <text:p>3.400</text:p>
          </table:table-cell>
          <table:table-cell table:style-name="ce14" office:value-type="float" office:value="3.7">
            <text:p>3.700</text:p>
          </table:table-cell>
          <table:table-cell table:style-name="ce9" office:value-type="float" office:value="6.273">
            <text:p>6.273</text:p>
          </table:table-cell>
          <table:table-cell table:style-name="ce9" office:value-type="float" office:value="6.321">
            <text:p>6.321</text:p>
          </table:table-cell>
          <table:table-cell table:style-name="ce9" office:value-type="float" office:value="6.43">
            <text:p>6.430</text:p>
          </table:table-cell>
          <table:table-cell table:style-name="ce14" office:value-type="float" office:value="6.62">
            <text:p>6.620</text:p>
          </table:table-cell>
          <table:table-cell table:style-name="ce9" office:value-type="float" office:value="9.418">
            <text:p>9.418</text:p>
          </table:table-cell>
          <table:table-cell table:style-name="ce9" office:value-type="float" office:value="9.444">
            <text:p>9.444</text:p>
          </table:table-cell>
          <table:table-cell table:style-name="ce9" office:value-type="float" office:value="9.523">
            <text:p>9.523</text:p>
          </table:table-cell>
          <table:table-cell table:style-name="ce14" office:value-type="float" office:value="9.652">
            <text:p>9.652</text:p>
          </table:table-cell>
          <table:table-cell table:style-name="ce9" office:value-type="float" office:value="12.561">
            <text:p>12.561</text:p>
          </table:table-cell>
          <table:table-cell table:style-name="ce9" office:value-type="float" office:value="12.581">
            <text:p>12.581</text:p>
          </table:table-cell>
          <table:table-cell table:style-name="ce9" office:value-type="float" office:value="12.64">
            <text:p>12.640</text:p>
          </table:table-cell>
          <table:table-cell table:style-name="ce14" office:value-type="float" office:value="12.738">
            <text:p>12.738</text:p>
          </table:table-cell>
          <table:table-cell table:number-columns-repeated="1007"/>
        </table:table-row>
        <table:table-row table:style-name="ro2">
          <table:table-cell table:style-name="ce3" office:value-type="float" office:value="2.5">
            <text:p>2.5</text:p>
          </table:table-cell>
          <table:table-cell table:style-name="ce9" office:value-type="float" office:value="3.11">
            <text:p>3.110</text:p>
          </table:table-cell>
          <table:table-cell table:style-name="ce9" office:value-type="float" office:value="3.235">
            <text:p>3.235</text:p>
          </table:table-cell>
          <table:table-cell table:style-name="ce9"/>
          <table:table-cell table:style-name="ce14"/>
          <table:table-cell table:style-name="ce9" office:value-type="float" office:value="6.266">
            <text:p>6.266</text:p>
          </table:table-cell>
          <table:table-cell table:style-name="ce9" office:value-type="float" office:value="6.335">
            <text:p>6.335</text:p>
          </table:table-cell>
          <table:table-cell table:style-name="ce9"/>
          <table:table-cell table:style-name="ce14" office:value-type="float" office:value="6.9">
            <text:p>6.900</text:p>
          </table:table-cell>
          <table:table-cell table:style-name="ce9" office:value-type="float" office:value="9.413">
            <text:p>9.413</text:p>
          </table:table-cell>
          <table:table-cell table:style-name="ce9" office:value-type="float" office:value="9.46">
            <text:p>9.460</text:p>
          </table:table-cell>
          <table:table-cell table:style-name="ce9"/>
          <table:table-cell table:style-name="ce14" office:value-type="float" office:value="9.83">
            <text:p>9.830</text:p>
          </table:table-cell>
          <table:table-cell table:style-name="ce9" office:value-type="float" office:value="12.558">
            <text:p>12.558</text:p>
          </table:table-cell>
          <table:table-cell table:style-name="ce9" office:value-type="float" office:value="12.593">
            <text:p>12.593</text:p>
          </table:table-cell>
          <table:table-cell table:style-name="ce9"/>
          <table:table-cell table:style-name="ce14" office:value-type="float" office:value="12.874">
            <text:p>12.874</text:p>
          </table:table-cell>
          <table:table-cell table:number-columns-repeated="1007"/>
        </table:table-row>
        <table:table-row table:style-name="ro2">
          <table:table-cell table:style-name="ce3" office:value-type="float" office:value="3">
            <text:p>3.0</text:p>
          </table:table-cell>
          <table:table-cell table:style-name="ce9" office:value-type="float" office:value="3.097">
            <text:p>3.097</text:p>
          </table:table-cell>
          <table:table-cell table:style-name="ce9" office:value-type="float" office:value="3.271">
            <text:p>3.271</text:p>
          </table:table-cell>
          <table:table-cell table:style-name="ce9"/>
          <table:table-cell table:style-name="ce14"/>
          <table:table-cell table:style-name="ce9" office:value-type="float" office:value="6.258">
            <text:p>6.258</text:p>
          </table:table-cell>
          <table:table-cell table:style-name="ce9" office:value-type="float" office:value="6.357">
            <text:p>6.357</text:p>
          </table:table-cell>
          <table:table-cell table:style-name="ce9"/>
          <table:table-cell table:style-name="ce14"/>
          <table:table-cell table:style-name="ce9" office:value-type="float" office:value="9.408">
            <text:p>9.408</text:p>
          </table:table-cell>
          <table:table-cell table:style-name="ce9" office:value-type="float" office:value="9.476">
            <text:p>9.476</text:p>
          </table:table-cell>
          <table:table-cell table:style-name="ce9"/>
          <table:table-cell table:style-name="ce14" office:value-type="float" office:value="10">
            <text:p>10.000</text:p>
          </table:table-cell>
          <table:table-cell table:style-name="ce9" office:value-type="float" office:value="12.553">
            <text:p>12.553</text:p>
          </table:table-cell>
          <table:table-cell table:style-name="ce9" office:value-type="float" office:value="12.605">
            <text:p>12.605</text:p>
          </table:table-cell>
          <table:table-cell table:style-name="ce9"/>
          <table:table-cell table:style-name="ce14" office:value-type="float" office:value="13.02">
            <text:p>13.020</text:p>
          </table:table-cell>
          <table:table-cell table:number-columns-repeated="1007"/>
        </table:table-row>
        <table:table-row table:style-name="ro2">
          <table:table-cell table:style-name="ce3" office:value-type="float" office:value="3.5">
            <text:p>3.5</text:p>
          </table:table-cell>
          <table:table-cell table:style-name="ce9" office:value-type="float" office:value="3.085">
            <text:p>3.085</text:p>
          </table:table-cell>
          <table:table-cell table:style-name="ce9" office:value-type="float" office:value="3.305">
            <text:p>3.305</text:p>
          </table:table-cell>
          <table:table-cell table:style-name="ce9"/>
          <table:table-cell table:style-name="ce14"/>
          <table:table-cell table:style-name="ce9" office:value-type="float" office:value="6.25">
            <text:p>6.250</text:p>
          </table:table-cell>
          <table:table-cell table:style-name="ce9" office:value-type="float" office:value="6.381">
            <text:p>6.381</text:p>
          </table:table-cell>
          <table:table-cell table:style-name="ce9"/>
          <table:table-cell table:style-name="ce14"/>
          <table:table-cell table:style-name="ce9" office:value-type="float" office:value="9.402">
            <text:p>9.402</text:p>
          </table:table-cell>
          <table:table-cell table:style-name="ce9" office:value-type="float" office:value="9.493">
            <text:p>9.493</text:p>
          </table:table-cell>
          <table:table-cell table:style-name="ce9"/>
          <table:table-cell table:style-name="ce14" office:value-type="float" office:value="10.2">
            <text:p>10.200</text:p>
          </table:table-cell>
          <table:table-cell table:style-name="ce9" office:value-type="float" office:value="12.549">
            <text:p>12.549</text:p>
          </table:table-cell>
          <table:table-cell table:style-name="ce9" office:value-type="float" office:value="12.619">
            <text:p>12.619</text:p>
          </table:table-cell>
          <table:table-cell table:style-name="ce9"/>
          <table:table-cell table:style-name="ce14" office:value-type="float" office:value="13.2">
            <text:p>13.200</text:p>
          </table:table-cell>
          <table:table-cell table:number-columns-repeated="1007"/>
        </table:table-row>
        <table:table-row table:style-name="ro2">
          <table:table-cell table:style-name="ce4" office:value-type="float" office:value="4">
            <text:p>4.0</text:p>
          </table:table-cell>
          <table:table-cell table:style-name="ce10" office:value-type="float" office:value="3.073">
            <text:p>3.073</text:p>
          </table:table-cell>
          <table:table-cell table:style-name="ce10" office:value-type="float" office:value="3.336">
            <text:p>3.336</text:p>
          </table:table-cell>
          <table:table-cell table:style-name="ce10"/>
          <table:table-cell table:style-name="ce15"/>
          <table:table-cell table:style-name="ce10" office:value-type="float" office:value="6.243">
            <text:p>6.243</text:p>
          </table:table-cell>
          <table:table-cell table:style-name="ce10" office:value-type="float" office:value="6.403">
            <text:p>6.403</text:p>
          </table:table-cell>
          <table:table-cell table:style-name="ce10"/>
          <table:table-cell table:style-name="ce15"/>
          <table:table-cell table:style-name="ce10" office:value-type="float" office:value="9.396">
            <text:p>9.396</text:p>
          </table:table-cell>
          <table:table-cell table:style-name="ce10" office:value-type="float" office:value="9.509">
            <text:p>9.509</text:p>
          </table:table-cell>
          <table:table-cell table:style-name="ce10"/>
          <table:table-cell table:style-name="ce15"/>
          <table:table-cell table:style-name="ce10" office:value-type="float" office:value="12.545">
            <text:p>12.545</text:p>
          </table:table-cell>
          <table:table-cell table:style-name="ce10" office:value-type="float" office:value="12.631">
            <text:p>12.631</text:p>
          </table:table-cell>
          <table:table-cell table:style-name="ce10"/>
          <table:table-cell table:style-name="ce15" office:value-type="float" office:value="13.3">
            <text:p>13.300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>
            <text:p>Tabulated as (c-1) chi</text:p>
          </table:table-cell>
          <table:table-cell table:number-columns-repeated="1023"/>
        </table:table-row>
        <table:table-row table:style-name="ro2">
          <table:table-cell>
            <draw:frame table:end-cell-address="'Transverse Magnetic'.H44" table:end-x="2.176cm" table:end-y="0.299cm" draw:z-index="0" draw:style-name="gr1" svg:width="17.981cm" svg:height="11.661cm" svg:x="0.001cm" svg:y="0.38cm">
              <draw:object draw:notify-on-update-of-ranges="'Transverse Magnetic'.A3:'Transverse Magnetic'.A15 'Transverse Magnetic'.S2:'Transverse Magnetic'.S2 'Transverse Magnetic'.B3:'Transverse Magnetic'.B15 'Transverse Magnetic'.A3:'Transverse Magnetic'.A15 'Transverse Magnetic'.T2:'Transverse Magnetic'.T2 'Transverse Magnetic'.C3:'Transverse Magnetic'.C15 'Transverse Magnetic'.A3:'Transverse Magnetic'.A15 'Transverse Magnetic'.U2:'Transverse Magnetic'.U2 'Transverse Magnetic'.D3:'Transverse Magnetic'.D15 'Transverse Magnetic'.A3:'Transverse Magnetic'.A15 'Transverse Magnetic'.V2:'Transverse Magnetic'.V2 'Transverse Magnetic'.E3:'Transverse Magnetic'.E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>
            <draw:frame table:end-cell-address="'Transverse Magnetic'.Q44" table:end-x="2.147cm" table:end-y="0.332cm" draw:z-index="1" draw:style-name="gr1" svg:width="17.981cm" svg:height="11.661cm" svg:x="2.231cm" svg:y="0.413cm">
              <draw:object draw:notify-on-update-of-ranges="'Transverse Magnetic'.A3:'Transverse Magnetic'.A15 'Transverse Magnetic'.S2:'Transverse Magnetic'.S2 'Transverse Magnetic'.F3:'Transverse Magnetic'.F15 'Transverse Magnetic'.A3:'Transverse Magnetic'.A15 'Transverse Magnetic'.T2:'Transverse Magnetic'.T2 'Transverse Magnetic'.G3:'Transverse Magnetic'.G15 'Transverse Magnetic'.A3:'Transverse Magnetic'.A15 'Transverse Magnetic'.U2:'Transverse Magnetic'.U2 'Transverse Magnetic'.H3:'Transverse Magnetic'.H15 'Transverse Magnetic'.A3:'Transverse Magnetic'.A15 'Transverse Magnetic'.V2:'Transverse Magnetic'.V2 'Transverse Magnetic'.I3:'Transverse Magnetic'.I1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9"/>
          <table:table-cell>
            <draw:frame table:end-cell-address="'Transverse Magnetic'.Z44" table:end-x="2.176cm" table:end-y="0.332cm" draw:z-index="2" draw:style-name="gr1" svg:width="17.981cm" svg:height="11.661cm" svg:x="0.002cm" svg:y="0.413cm">
              <draw:object draw:notify-on-update-of-ranges="'Transverse Magnetic'.A3:'Transverse Magnetic'.A15 'Transverse Magnetic'.S2:'Transverse Magnetic'.S2 'Transverse Magnetic'.J3:'Transverse Magnetic'.J15 'Transverse Magnetic'.A3:'Transverse Magnetic'.A15 'Transverse Magnetic'.T2:'Transverse Magnetic'.T2 'Transverse Magnetic'.K3:'Transverse Magnetic'.K15 'Transverse Magnetic'.A3:'Transverse Magnetic'.A15 'Transverse Magnetic'.U2:'Transverse Magnetic'.U2 'Transverse Magnetic'.L3:'Transverse Magnetic'.L15 'Transverse Magnetic'.A3:'Transverse Magnetic'.A15 'Transverse Magnetic'.V2:'Transverse Magnetic'.V2 'Transverse Magnetic'.M3:'Transverse Magnetic'.M1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8"/>
          <table:table-cell>
            <draw:frame table:end-cell-address="'Transverse Magnetic'.AI44" table:end-x="2.176cm" table:end-y="0.332cm" draw:z-index="3" draw:style-name="gr1" svg:width="17.981cm" svg:height="11.661cm" svg:x="0.002cm" svg:y="0.413cm">
              <draw:object draw:notify-on-update-of-ranges="'Transverse Magnetic'.A3:'Transverse Magnetic'.A15 'Transverse Magnetic'.S2:'Transverse Magnetic'.S2 'Transverse Magnetic'.N3:'Transverse Magnetic'.N15 'Transverse Magnetic'.A3:'Transverse Magnetic'.A15 'Transverse Magnetic'.T2:'Transverse Magnetic'.T2 'Transverse Magnetic'.O3:'Transverse Magnetic'.O15 'Transverse Magnetic'.A3:'Transverse Magnetic'.A15 'Transverse Magnetic'.U2:'Transverse Magnetic'.U2 'Transverse Magnetic'.P3:'Transverse Magnetic'.P15 'Transverse Magnetic'.A3:'Transverse Magnetic'.A15 'Transverse Magnetic'.V2:'Transverse Magnetic'.V2 'Transverse Magnetic'.Q3:'Transverse Magnetic'.Q1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996"/>
        </table:table-row>
        <table:table-row table:style-name="ro2" table:number-rows-repeated="30">
          <table:table-cell table:number-columns-repeated="1024"/>
        </table:table-row>
        <table:table-row table:style-name="ro2">
          <table:table-cell>
            <draw:frame table:end-cell-address="'Transverse Magnetic'.H75" table:end-x="2.176cm" table:end-y="0.333cm" draw:z-index="4" draw:style-name="gr1" svg:width="17.981cm" svg:height="11.662cm" svg:x="0.001cm" svg:y="0.413cm">
              <draw:object draw:notify-on-update-of-ranges="'Transverse Magnetic'.A3:'Transverse Magnetic'.A15 'Transverse Magnetic'.S3:'Transverse Magnetic'.S3 'Transverse Magnetic'.B3:'Transverse Magnetic'.B15 'Transverse Magnetic'.A3:'Transverse Magnetic'.A15 'Transverse Magnetic'.T3:'Transverse Magnetic'.T3 'Transverse Magnetic'.F3:'Transverse Magnetic'.F15 'Transverse Magnetic'.A3:'Transverse Magnetic'.A15 'Transverse Magnetic'.U3:'Transverse Magnetic'.U3 'Transverse Magnetic'.J3:'Transverse Magnetic'.J15 'Transverse Magnetic'.A3:'Transverse Magnetic'.A15 'Transverse Magnetic'.V3:'Transverse Magnetic'.V3 'Transverse Magnetic'.N3:'Transverse Magnetic'.N1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8"/>
          <table:table-cell>
            <draw:frame table:end-cell-address="'Transverse Magnetic'.Q75" table:end-x="2.175cm" table:end-y="0.335cm" draw:z-index="5" draw:style-name="gr1" svg:width="17.981cm" svg:height="11.662cm" svg:x="0.001cm" svg:y="0.415cm">
              <draw:object draw:notify-on-update-of-ranges="'Transverse Magnetic'.A3:'Transverse Magnetic'.A15 'Transverse Magnetic'.S3:'Transverse Magnetic'.S3 'Transverse Magnetic'.C3:'Transverse Magnetic'.C15 'Transverse Magnetic'.A3:'Transverse Magnetic'.A15 'Transverse Magnetic'.T3:'Transverse Magnetic'.T3 'Transverse Magnetic'.G3:'Transverse Magnetic'.G15 'Transverse Magnetic'.A3:'Transverse Magnetic'.A15 'Transverse Magnetic'.U3:'Transverse Magnetic'.U3 'Transverse Magnetic'.K3:'Transverse Magnetic'.K15 'Transverse Magnetic'.A3:'Transverse Magnetic'.A15 'Transverse Magnetic'.V3:'Transverse Magnetic'.V3 'Transverse Magnetic'.O3:'Transverse Magnetic'.O15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8"/>
          <table:table-cell>
            <draw:frame table:end-cell-address="'Transverse Magnetic'.Z75" table:end-x="2.176cm" table:end-y="0.333cm" draw:z-index="6" draw:style-name="gr1" svg:width="17.981cm" svg:height="11.662cm" svg:x="0.002cm" svg:y="0.413cm">
              <draw:object draw:notify-on-update-of-ranges="'Transverse Magnetic'.A3:'Transverse Magnetic'.A15 'Transverse Magnetic'.S3:'Transverse Magnetic'.S3 'Transverse Magnetic'.D3:'Transverse Magnetic'.D15 'Transverse Magnetic'.A3:'Transverse Magnetic'.A15 'Transverse Magnetic'.T3:'Transverse Magnetic'.T3 'Transverse Magnetic'.H3:'Transverse Magnetic'.H15 'Transverse Magnetic'.A3:'Transverse Magnetic'.A15 'Transverse Magnetic'.U3:'Transverse Magnetic'.U3 'Transverse Magnetic'.L3:'Transverse Magnetic'.L15 'Transverse Magnetic'.A3:'Transverse Magnetic'.A15 'Transverse Magnetic'.V3:'Transverse Magnetic'.V3 'Transverse Magnetic'.P3:'Transverse Magnetic'.P15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8"/>
          <table:table-cell>
            <draw:frame table:end-cell-address="'Transverse Magnetic'.AI75" table:end-x="2.176cm" table:end-y="0.333cm" draw:z-index="7" draw:style-name="gr1" svg:width="17.981cm" svg:height="11.662cm" svg:x="0.002cm" svg:y="0.413cm">
              <draw:object draw:notify-on-update-of-ranges="'Transverse Magnetic'.A3:'Transverse Magnetic'.A15 'Transverse Magnetic'.S3:'Transverse Magnetic'.S3 'Transverse Magnetic'.E3:'Transverse Magnetic'.E15 'Transverse Magnetic'.A3:'Transverse Magnetic'.A15 'Transverse Magnetic'.T3:'Transverse Magnetic'.T3 'Transverse Magnetic'.I3:'Transverse Magnetic'.I15 'Transverse Magnetic'.A3:'Transverse Magnetic'.A15 'Transverse Magnetic'.U3:'Transverse Magnetic'.U3 'Transverse Magnetic'.M3:'Transverse Magnetic'.M15 'Transverse Magnetic'.A3:'Transverse Magnetic'.A15 'Transverse Magnetic'.V3:'Transverse Magnetic'.V3 'Transverse Magnetic'.Q3:'Transverse Magnetic'.Q15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996"/>
        </table:table-row>
        <table:table-row table:style-name="ro2" table:number-rows-repeated="6548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verse Electric" table:style-name="ta1" table:print="false">
        <table:table-column table:style-name="co1" table:default-cell-style-name="ce3"/>
        <table:table-column table:style-name="co1" table:number-columns-repeated="2" table:default-cell-style-name="ce9"/>
        <table:table-column table:style-name="co1" table:default-cell-style-name="ce14"/>
        <table:table-column table:style-name="co1" table:number-columns-repeated="3" table:default-cell-style-name="ce9"/>
        <table:table-column table:style-name="co1" table:default-cell-style-name="ce14"/>
        <table:table-column table:style-name="co1" table:number-columns-repeated="3" table:default-cell-style-name="ce9"/>
        <table:table-column table:style-name="co1" table:default-cell-style-name="ce14"/>
        <table:table-column table:style-name="co1" table:number-columns-repeated="3" table:default-cell-style-name="ce9"/>
        <table:table-column table:style-name="co1" table:default-cell-style-name="ce14"/>
        <table:table-column table:style-name="co1" table:number-columns-repeated="3" table:default-cell-style-name="ce9"/>
        <table:table-column table:style-name="co1" table:default-cell-style-name="ce14"/>
        <table:table-column table:style-name="co1" table:default-cell-style-name="ce11"/>
        <table:table-column table:style-name="co1" table:number-columns-repeated="4" table:default-cell-style-name="Default"/>
        <table:table-row table:style-name="ro2">
          <table:table-cell table:style-name="ce1" office:value-type="string">
            <text:p>mn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21">
            <text:p>21</text:p>
          </table:table-cell>
          <table:table-cell table:style-name="ce12" office:value-type="float" office:value="31">
            <text:p>31</text:p>
          </table:table-cell>
          <table:table-cell table:style-name="ce7" office:value-type="float" office:value="2">
            <text:p>02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2">
            <text:p>22</text:p>
          </table:table-cell>
          <table:table-cell table:style-name="ce12" office:value-type="float" office:value="32">
            <text:p>32</text:p>
          </table:table-cell>
          <table:table-cell table:style-name="ce7" office:value-type="float" office:value="3">
            <text:p>03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23">
            <text:p>23</text:p>
          </table:table-cell>
          <table:table-cell table:style-name="ce12" office:value-type="float" office:value="33">
            <text:p>33</text:p>
          </table:table-cell>
          <table:table-cell table:style-name="ce7" office:value-type="float" office:value="4">
            <text:p>04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24">
            <text:p>24</text:p>
          </table:table-cell>
          <table:table-cell table:style-name="ce12" office:value-type="float" office:value="34">
            <text:p>34</text:p>
          </table:table-cell>
          <table:table-cell table:style-name="ce7" office:value-type="float" office:value="5">
            <text:p>05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25">
            <text:p>25</text:p>
          </table:table-cell>
          <table:table-cell table:style-name="ce12" office:value-type="float" office:value="35">
            <text:p>35</text:p>
          </table:table-cell>
          <table:table-cell table:style-name="Default"/>
          <table:table-cell table:style-name="ce20" office:value-type="string">
            <text:p>Data labels</text:p>
          </table:table-cell>
          <table:table-cell table:style-name="ce23" table:number-columns-repeated="2"/>
          <table:table-cell table:style-name="ce25"/>
        </table:table-row>
        <table:table-row table:style-name="ro2">
          <table:table-cell table:style-name="ce2" office:value-type="string">
            <text:p>c</text:p>
          </table:table-cell>
          <table:table-cell table:style-name="ce8" table:number-columns-repeated="2"/>
          <table:table-cell table:style-name="ce13"/>
          <table:table-cell table:style-name="ce17" table:number-columns-repeated="3"/>
          <table:table-cell table:style-name="ce18"/>
          <table:table-cell table:style-name="ce17" table:number-columns-repeated="3"/>
          <table:table-cell table:style-name="ce18"/>
          <table:table-cell table:style-name="ce17" table:number-columns-repeated="3"/>
          <table:table-cell table:style-name="ce18"/>
          <table:table-cell table:style-name="ce17" table:number-columns-repeated="3"/>
          <table:table-cell table:style-name="ce18"/>
          <table:table-cell table:style-name="Default"/>
          <table:table-cell table:style-name="ce21" office:value-type="string">
            <text:p>m=0</text:p>
          </table:table-cell>
          <table:table-cell table:style-name="ce16" office:value-type="string">
            <text:p><text:s/>m=1</text:p>
          </table:table-cell>
          <table:table-cell table:style-name="ce16" office:value-type="string">
            <text:p><text:s/>m=2</text:p>
          </table:table-cell>
          <table:table-cell table:style-name="ce26" office:value-type="string">
            <text:p><text:s/>m=3</text:p>
          </table:table-cell>
        </table:table-row>
        <table:table-row table:style-name="ro2">
          <table:table-cell office:value-type="float" office:value="1">
            <text:p>1.0</text:p>
          </table:table-cell>
          <table:table-cell office:value-type="float" office:value="2">
            <text:p>2.000</text:p>
          </table:table-cell>
          <table:table-cell office:value-type="float" office:value="4">
            <text:p>4.000</text:p>
          </table:table-cell>
          <table:table-cell office:value-type="float" office:value="6">
            <text:p>6.000</text:p>
          </table:table-cell>
          <table:table-cell table:number-columns-repeated="4" office:value-type="float" office:value="3.142">
            <text:p>3.142</text:p>
          </table:table-cell>
          <table:table-cell table:number-columns-repeated="4" office:value-type="float" office:value="6.283">
            <text:p>6.283</text:p>
          </table:table-cell>
          <table:table-cell table:number-columns-repeated="4" office:value-type="float" office:value="9.425">
            <text:p>9.425</text:p>
          </table:table-cell>
          <table:table-cell table:number-columns-repeated="4" office:value-type="float" office:value="12.566">
            <text:p>12.566</text:p>
          </table:table-cell>
          <table:table-cell table:style-name="Default"/>
          <table:table-cell table:style-name="ce22" office:value-type="string">
            <text:p><text:s/>n=1</text:p>
          </table:table-cell>
          <table:table-cell table:style-name="ce24" office:value-type="string">
            <text:p><text:s/>n=2</text:p>
          </table:table-cell>
          <table:table-cell table:style-name="ce24" office:value-type="string">
            <text:p><text:s/>n=3</text:p>
          </table:table-cell>
          <table:table-cell table:style-name="ce27" office:value-type="string">
            <text:p><text:s/>n=4</text:p>
          </table:table-cell>
        </table:table-row>
        <table:table-row table:style-name="ro2">
          <table:table-cell office:value-type="float" office:value="1.1">
            <text:p>1.1</text:p>
          </table:table-cell>
          <table:table-cell office:value-type="float" office:value="2.001">
            <text:p>2.001</text:p>
          </table:table-cell>
          <table:table-cell office:value-type="float" office:value="4.001">
            <text:p>4.001</text:p>
          </table:table-cell>
          <table:table-cell office:value-type="float" office:value="6.002">
            <text:p>6.002</text:p>
          </table:table-cell>
          <table:table-cell office:value-type="float" office:value="3.143">
            <text:p>3.143</text:p>
          </table:table-cell>
          <table:table-cell office:value-type="float" office:value="3.144">
            <text:p>3.144</text:p>
          </table:table-cell>
          <table:table-cell office:value-type="float" office:value="3.148">
            <text:p>3.148</text:p>
          </table:table-cell>
          <table:table-cell office:value-type="float" office:value="3.156">
            <text:p>3.156</text:p>
          </table:table-cell>
          <table:table-cell table:number-columns-repeated="2" office:value-type="float" office:value="6.284">
            <text:p>6.284</text:p>
          </table:table-cell>
          <table:table-cell office:value-type="float" office:value="6.287">
            <text:p>6.287</text:p>
          </table:table-cell>
          <table:table-cell office:value-type="float" office:value="6.29">
            <text:p>6.290</text:p>
          </table:table-cell>
          <table:table-cell office:value-type="float" office:value="9.425">
            <text:p>9.425</text:p>
          </table:table-cell>
          <table:table-cell office:value-type="float" office:value="9.426">
            <text:p>9.426</text:p>
          </table:table-cell>
          <table:table-cell office:value-type="float" office:value="9.427">
            <text:p>9.427</text:p>
          </table:table-cell>
          <table:table-cell office:value-type="float" office:value="9.429">
            <text:p>9.429</text:p>
          </table:table-cell>
          <table:table-cell table:number-columns-repeated="2" office:value-type="float" office:value="12.567">
            <text:p>12.567</text:p>
          </table:table-cell>
          <table:table-cell office:value-type="float" office:value="12.568">
            <text:p>12.568</text:p>
          </table:table-cell>
          <table:table-cell office:value-type="float" office:value="12.57">
            <text:p>12.570</text:p>
          </table:table-cell>
          <table:table-cell table:number-columns-repeated="5"/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2.002">
            <text:p>2.002</text:p>
          </table:table-cell>
          <table:table-cell office:value-type="float" office:value="4.006">
            <text:p>4.006</text:p>
          </table:table-cell>
          <table:table-cell office:value-type="float" office:value="6.008">
            <text:p>6.008</text:p>
          </table:table-cell>
          <table:table-cell office:value-type="float" office:value="3.145">
            <text:p>3.145</text:p>
          </table:table-cell>
          <table:table-cell office:value-type="float" office:value="3.151">
            <text:p>3.151</text:p>
          </table:table-cell>
          <table:table-cell office:value-type="float" office:value="3.167">
            <text:p>3.167</text:p>
          </table:table-cell>
          <table:table-cell office:value-type="float" office:value="3.193">
            <text:p>3.193</text:p>
          </table:table-cell>
          <table:table-cell office:value-type="float" office:value="6.285">
            <text:p>6.285</text:p>
          </table:table-cell>
          <table:table-cell office:value-type="float" office:value="6.288">
            <text:p>6.288</text:p>
          </table:table-cell>
          <table:table-cell office:value-type="float" office:value="6.296">
            <text:p>6.296</text:p>
          </table:table-cell>
          <table:table-cell office:value-type="float" office:value="6.309">
            <text:p>6.309</text:p>
          </table:table-cell>
          <table:table-cell office:value-type="float" office:value="9.426">
            <text:p>9.426</text:p>
          </table:table-cell>
          <table:table-cell office:value-type="float" office:value="9.428">
            <text:p>9.428</text:p>
          </table:table-cell>
          <table:table-cell office:value-type="float" office:value="9.433">
            <text:p>9.433</text:p>
          </table:table-cell>
          <table:table-cell office:value-type="float" office:value="9.442">
            <text:p>9.442</text:p>
          </table:table-cell>
          <table:table-cell office:value-type="float" office:value="12.567">
            <text:p>12.567</text:p>
          </table:table-cell>
          <table:table-cell office:value-type="float" office:value="12.569">
            <text:p>12.569</text:p>
          </table:table-cell>
          <table:table-cell office:value-type="float" office:value="12.573">
            <text:p>12.573</text:p>
          </table:table-cell>
          <table:table-cell office:value-type="float" office:value="12.579">
            <text:p>12.579</text:p>
          </table:table-cell>
          <table:table-cell table:number-columns-repeated="5"/>
        </table:table-row>
        <table:table-row table:style-name="ro2">
          <table:table-cell office:value-type="float" office:value="1.3">
            <text:p>1.3</text:p>
          </table:table-cell>
          <table:table-cell office:value-type="float" office:value="2.006">
            <text:p>2.006</text:p>
          </table:table-cell>
          <table:table-cell office:value-type="float" office:value="4.011">
            <text:p>4.011</text:p>
          </table:table-cell>
          <table:table-cell office:value-type="float" office:value="6.012">
            <text:p>6.012</text:p>
          </table:table-cell>
          <table:table-cell office:value-type="float" office:value="3.15">
            <text:p>3.150</text:p>
          </table:table-cell>
          <table:table-cell office:value-type="float" office:value="3.161">
            <text:p>3.161</text:p>
          </table:table-cell>
          <table:table-cell office:value-type="float" office:value="3.194">
            <text:p>3.194</text:p>
          </table:table-cell>
          <table:table-cell office:value-type="float" office:value="3.249">
            <text:p>3.249</text:p>
          </table:table-cell>
          <table:table-cell office:value-type="float" office:value="6.287">
            <text:p>6.287</text:p>
          </table:table-cell>
          <table:table-cell office:value-type="float" office:value="6.293">
            <text:p>6.293</text:p>
          </table:table-cell>
          <table:table-cell office:value-type="float" office:value="6.309">
            <text:p>6.309</text:p>
          </table:table-cell>
          <table:table-cell office:value-type="float" office:value="6.337">
            <text:p>6.337</text:p>
          </table:table-cell>
          <table:table-cell office:value-type="float" office:value="9.427">
            <text:p>9.427</text:p>
          </table:table-cell>
          <table:table-cell office:value-type="float" office:value="9.431">
            <text:p>9.431</text:p>
          </table:table-cell>
          <table:table-cell office:value-type="float" office:value="9.442">
            <text:p>9.442</text:p>
          </table:table-cell>
          <table:table-cell office:value-type="float" office:value="9.461">
            <text:p>9.461</text:p>
          </table:table-cell>
          <table:table-cell office:value-type="float" office:value="12.568">
            <text:p>12.568</text:p>
          </table:table-cell>
          <table:table-cell office:value-type="float" office:value="12.571">
            <text:p>12.571</text:p>
          </table:table-cell>
          <table:table-cell office:value-type="float" office:value="12.579">
            <text:p>12.579</text:p>
          </table:table-cell>
          <table:table-cell office:value-type="float" office:value="12.593">
            <text:p>12.593</text:p>
          </table:table-cell>
          <table:table-cell table:number-columns-repeated="5"/>
        </table:table-row>
        <table:table-row table:style-name="ro2">
          <table:table-cell office:value-type="float" office:value="1.4">
            <text:p>1.4</text:p>
          </table:table-cell>
          <table:table-cell office:value-type="float" office:value="2.009">
            <text:p>2.009</text:p>
          </table:table-cell>
          <table:table-cell office:value-type="float" office:value="4.015">
            <text:p>4.015</text:p>
          </table:table-cell>
          <table:table-cell office:value-type="float" office:value="6.017">
            <text:p>6.017</text:p>
          </table:table-cell>
          <table:table-cell office:value-type="float" office:value="3.155">
            <text:p>3.155</text:p>
          </table:table-cell>
          <table:table-cell office:value-type="float" office:value="3.174">
            <text:p>3.174</text:p>
          </table:table-cell>
          <table:table-cell office:value-type="float" office:value="3.229">
            <text:p>3.229</text:p>
          </table:table-cell>
          <table:table-cell office:value-type="float" office:value="3.319">
            <text:p>3.319</text:p>
          </table:table-cell>
          <table:table-cell office:value-type="float" office:value="6.29">
            <text:p>6.290</text:p>
          </table:table-cell>
          <table:table-cell office:value-type="float" office:value="6.299">
            <text:p>6.299</text:p>
          </table:table-cell>
          <table:table-cell office:value-type="float" office:value="6.326">
            <text:p>6.326</text:p>
          </table:table-cell>
          <table:table-cell office:value-type="float" office:value="6.372">
            <text:p>6.372</text:p>
          </table:table-cell>
          <table:table-cell office:value-type="float" office:value="9.429">
            <text:p>9.429</text:p>
          </table:table-cell>
          <table:table-cell office:value-type="float" office:value="9.435">
            <text:p>9.435</text:p>
          </table:table-cell>
          <table:table-cell office:value-type="float" office:value="9.454">
            <text:p>9.454</text:p>
          </table:table-cell>
          <table:table-cell office:value-type="float" office:value="9.484">
            <text:p>9.484</text:p>
          </table:table-cell>
          <table:table-cell office:value-type="float" office:value="12.57">
            <text:p>12.570</text:p>
          </table:table-cell>
          <table:table-cell office:value-type="float" office:value="12.574">
            <text:p>12.574</text:p>
          </table:table-cell>
          <table:table-cell office:value-type="float" office:value="12.588">
            <text:p>12.588</text:p>
          </table:table-cell>
          <table:table-cell office:value-type="float" office:value="12.611">
            <text:p>12.611</text:p>
          </table:table-cell>
          <table:table-cell table:number-columns-repeated="5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.013">
            <text:p>2.013</text:p>
          </table:table-cell>
          <table:table-cell office:value-type="float" office:value="4.02">
            <text:p>4.020</text:p>
          </table:table-cell>
          <table:table-cell office:value-type="float" office:value="6.018">
            <text:p>6.018</text:p>
          </table:table-cell>
          <table:table-cell office:value-type="float" office:value="3.161">
            <text:p>3.161</text:p>
          </table:table-cell>
          <table:table-cell office:value-type="float" office:value="3.188">
            <text:p>3.188</text:p>
          </table:table-cell>
          <table:table-cell office:value-type="float" office:value="3.27">
            <text:p>3.270</text:p>
          </table:table-cell>
          <table:table-cell office:value-type="float" office:value="3.4">
            <text:p>3.400</text:p>
          </table:table-cell>
          <table:table-cell office:value-type="float" office:value="6.293">
            <text:p>6.293</text:p>
          </table:table-cell>
          <table:table-cell office:value-type="float" office:value="6.306">
            <text:p>6.306</text:p>
          </table:table-cell>
          <table:table-cell office:value-type="float" office:value="6.346">
            <text:p>6.346</text:p>
          </table:table-cell>
          <table:table-cell office:value-type="float" office:value="6.412">
            <text:p>6.412</text:p>
          </table:table-cell>
          <table:table-cell office:value-type="float" office:value="9.431">
            <text:p>9.431</text:p>
          </table:table-cell>
          <table:table-cell office:value-type="float" office:value="9.44">
            <text:p>9.440</text:p>
          </table:table-cell>
          <table:table-cell office:value-type="float" office:value="9.467">
            <text:p>9.467</text:p>
          </table:table-cell>
          <table:table-cell office:value-type="float" office:value="9.511">
            <text:p>9.511</text:p>
          </table:table-cell>
          <table:table-cell office:value-type="float" office:value="12.571">
            <text:p>12.571</text:p>
          </table:table-cell>
          <table:table-cell office:value-type="float" office:value="12.578">
            <text:p>12.578</text:p>
          </table:table-cell>
          <table:table-cell office:value-type="float" office:value="12.598">
            <text:p>12.598</text:p>
          </table:table-cell>
          <table:table-cell office:value-type="float" office:value="12.631">
            <text:p>12.631</text:p>
          </table:table-cell>
          <table:table-cell table:number-columns-repeated="5"/>
        </table:table-row>
        <table:table-row table:style-name="ro2">
          <table:table-cell office:value-type="float" office:value="1.6">
            <text:p>1.6</text:p>
          </table:table-cell>
          <table:table-cell office:value-type="float" office:value="2.018">
            <text:p>2.018</text:p>
          </table:table-cell>
          <table:table-cell office:value-type="float" office:value="4.025">
            <text:p>4.025</text:p>
          </table:table-cell>
          <table:table-cell office:value-type="float" office:value="6.011">
            <text:p>6.011</text:p>
          </table:table-cell>
          <table:table-cell office:value-type="float" office:value="3.167">
            <text:p>3.167</text:p>
          </table:table-cell>
          <table:table-cell office:value-type="float" office:value="3.205">
            <text:p>3.205</text:p>
          </table:table-cell>
          <table:table-cell office:value-type="float" office:value="3.4">
            <text:p>3.400</text:p>
          </table:table-cell>
          <table:table-cell office:value-type="float" office:value="3.49">
            <text:p>3.490</text:p>
          </table:table-cell>
          <table:table-cell office:value-type="float" office:value="6.296">
            <text:p>6.296</text:p>
          </table:table-cell>
          <table:table-cell office:value-type="float" office:value="6.315">
            <text:p>6.315</text:p>
          </table:table-cell>
          <table:table-cell office:value-type="float" office:value="6.369">
            <text:p>6.369</text:p>
          </table:table-cell>
          <table:table-cell office:value-type="float" office:value="6.456">
            <text:p>6.456</text:p>
          </table:table-cell>
          <table:table-cell office:value-type="float" office:value="9.434">
            <text:p>9.434</text:p>
          </table:table-cell>
          <table:table-cell office:value-type="float" office:value="9.446">
            <text:p>9.446</text:p>
          </table:table-cell>
          <table:table-cell office:value-type="float" office:value="9.482">
            <text:p>9.482</text:p>
          </table:table-cell>
          <table:table-cell office:value-type="float" office:value="9.541">
            <text:p>9.541</text:p>
          </table:table-cell>
          <table:table-cell office:value-type="float" office:value="12.573">
            <text:p>12.573</text:p>
          </table:table-cell>
          <table:table-cell office:value-type="float" office:value="12.582">
            <text:p>12.582</text:p>
          </table:table-cell>
          <table:table-cell office:value-type="float" office:value="12.609">
            <text:p>12.609</text:p>
          </table:table-cell>
          <table:table-cell office:value-type="float" office:value="12.654">
            <text:p>12.654</text:p>
          </table:table-cell>
          <table:table-cell table:number-columns-repeated="5"/>
        </table:table-row>
        <table:table-row table:style-name="ro2">
          <table:table-cell office:value-type="float" office:value="1.8">
            <text:p>1.8</text:p>
          </table:table-cell>
          <table:table-cell office:value-type="float" office:value="2.024">
            <text:p>2.024</text:p>
          </table:table-cell>
          <table:table-cell office:value-type="float" office:value="4.026">
            <text:p>4.026</text:p>
          </table:table-cell>
          <table:table-cell office:value-type="float" office:value="5.986">
            <text:p>5.986</text:p>
          </table:table-cell>
          <table:table-cell office:value-type="float" office:value="3.182">
            <text:p>3.182</text:p>
          </table:table-cell>
          <table:table-cell office:value-type="float" office:value="3.241">
            <text:p>3.241</text:p>
          </table:table-cell>
          <table:table-cell office:value-type="float" office:value="3.5">
            <text:p>3.500</text:p>
          </table:table-cell>
          <table:table-cell office:value-type="float" office:value="3.7">
            <text:p>3.700</text:p>
          </table:table-cell>
          <table:table-cell office:value-type="float" office:value="6.304">
            <text:p>6.304</text:p>
          </table:table-cell>
          <table:table-cell office:value-type="float" office:value="6.333">
            <text:p>6.333</text:p>
          </table:table-cell>
          <table:table-cell office:value-type="float" office:value="6.419">
            <text:p>6.419</text:p>
          </table:table-cell>
          <table:table-cell office:value-type="float" office:value="6.56">
            <text:p>6.560</text:p>
          </table:table-cell>
          <table:table-cell office:value-type="float" office:value="9.439">
            <text:p>9.439</text:p>
          </table:table-cell>
          <table:table-cell office:value-type="float" office:value="9.458">
            <text:p>9.458</text:p>
          </table:table-cell>
          <table:table-cell office:value-type="float" office:value="9.515">
            <text:p>9.515</text:p>
          </table:table-cell>
          <table:table-cell office:value-type="float" office:value="9.609">
            <text:p>9.609</text:p>
          </table:table-cell>
          <table:table-cell office:value-type="float" office:value="12.577">
            <text:p>12.577</text:p>
          </table:table-cell>
          <table:table-cell office:value-type="float" office:value="12.591">
            <text:p>12.591</text:p>
          </table:table-cell>
          <table:table-cell office:value-type="float" office:value="12.634">
            <text:p>12.634</text:p>
          </table:table-cell>
          <table:table-cell office:value-type="float" office:value="12.704">
            <text:p>12.704</text:p>
          </table:table-cell>
          <table:table-cell table:number-columns-repeated="5"/>
        </table:table-row>
        <table:table-row table:style-name="ro2">
          <table:table-cell office:value-type="float" office:value="2">
            <text:p>2.0</text:p>
          </table:table-cell>
          <table:table-cell office:value-type="float" office:value="2.031">
            <text:p>2.031</text:p>
          </table:table-cell>
          <table:table-cell office:value-type="float" office:value="4.023">
            <text:p>4.023</text:p>
          </table:table-cell>
          <table:table-cell office:value-type="float" office:value="5.937">
            <text:p>5.937</text:p>
          </table:table-cell>
          <table:table-cell office:value-type="float" office:value="3.197">
            <text:p>3.197</text:p>
          </table:table-cell>
          <table:table-cell office:value-type="float" office:value="3.282">
            <text:p>3.282</text:p>
          </table:table-cell>
          <table:table-cell table:number-columns-repeated="2"/>
          <table:table-cell office:value-type="float" office:value="6.312">
            <text:p>6.312</text:p>
          </table:table-cell>
          <table:table-cell office:value-type="float" office:value="6.353">
            <text:p>6.353</text:p>
          </table:table-cell>
          <table:table-cell office:value-type="float" office:value="6.47">
            <text:p>6.470</text:p>
          </table:table-cell>
          <table:table-cell office:value-type="float" office:value="6.67">
            <text:p>6.670</text:p>
          </table:table-cell>
          <table:table-cell office:value-type="float" office:value="9.444">
            <text:p>9.444</text:p>
          </table:table-cell>
          <table:table-cell office:value-type="float" office:value="9.471">
            <text:p>9.471</text:p>
          </table:table-cell>
          <table:table-cell office:value-type="float" office:value="9.552">
            <text:p>9.552</text:p>
          </table:table-cell>
          <table:table-cell office:value-type="float" office:value="9.684">
            <text:p>9.684</text:p>
          </table:table-cell>
          <table:table-cell office:value-type="float" office:value="12.581">
            <text:p>12.581</text:p>
          </table:table-cell>
          <table:table-cell office:value-type="float" office:value="12.601">
            <text:p>12.601</text:p>
          </table:table-cell>
          <table:table-cell office:value-type="float" office:value="12.661">
            <text:p>12.661</text:p>
          </table:table-cell>
          <table:table-cell office:value-type="float" office:value="12.761">
            <text:p>12.761</text:p>
          </table:table-cell>
          <table:table-cell table:number-columns-repeated="5"/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2.048">
            <text:p>2.048</text:p>
          </table:table-cell>
          <table:table-cell office:value-type="float" office:value="3.98">
            <text:p>3.980</text:p>
          </table:table-cell>
          <table:table-cell office:value-type="float" office:value="5.751">
            <text:p>5.751</text:p>
          </table:table-cell>
          <table:table-cell office:value-type="float" office:value="3.235">
            <text:p>3.235</text:p>
          </table:table-cell>
          <table:table-cell office:value-type="float" office:value="3.396">
            <text:p>3.396</text:p>
          </table:table-cell>
          <table:table-cell table:number-columns-repeated="2"/>
          <table:table-cell office:value-type="float" office:value="6.335">
            <text:p>6.335</text:p>
          </table:table-cell>
          <table:table-cell office:value-type="float" office:value="6.41">
            <text:p>6.410</text:p>
          </table:table-cell>
          <table:table-cell office:value-type="float" office:value="6.6">
            <text:p>6.600</text:p>
          </table:table-cell>
          <table:table-cell office:value-type="float" office:value="7">
            <text:p>7.000</text:p>
          </table:table-cell>
          <table:table-cell office:value-type="float" office:value="9.46">
            <text:p>9.460</text:p>
          </table:table-cell>
          <table:table-cell office:value-type="float" office:value="9.509">
            <text:p>9.509</text:p>
          </table:table-cell>
          <table:table-cell office:value-type="float" office:value="9.665">
            <text:p>9.665</text:p>
          </table:table-cell>
          <table:table-cell office:value-type="float" office:value="9.99">
            <text:p>9.990</text:p>
          </table:table-cell>
          <table:table-cell office:value-type="float" office:value="12.593">
            <text:p>12.593</text:p>
          </table:table-cell>
          <table:table-cell office:value-type="float" office:value="12.629">
            <text:p>12.629</text:p>
          </table:table-cell>
          <table:table-cell office:value-type="float" office:value="12.739">
            <text:p>12.739</text:p>
          </table:table-cell>
          <table:table-cell office:value-type="float" office:value="12.92">
            <text:p>12.920</text:p>
          </table:table-cell>
          <table:table-cell table:number-columns-repeated="5"/>
        </table:table-row>
        <table:table-row table:style-name="ro2">
          <table:table-cell office:value-type="float" office:value="3">
            <text:p>3.0</text:p>
          </table:table-cell>
          <table:table-cell office:value-type="float" office:value="2.056">
            <text:p>2.056</text:p>
          </table:table-cell>
          <table:table-cell office:value-type="float" office:value="3.908">
            <text:p>3.908</text:p>
          </table:table-cell>
          <table:table-cell office:value-type="float" office:value="5.552">
            <text:p>5.552</text:p>
          </table:table-cell>
          <table:table-cell office:value-type="float" office:value="3.271">
            <text:p>3.271</text:p>
          </table:table-cell>
          <table:table-cell office:value-type="float" office:value="3.516">
            <text:p>3.516</text:p>
          </table:table-cell>
          <table:table-cell table:number-columns-repeated="2"/>
          <table:table-cell office:value-type="float" office:value="6.357">
            <text:p>6.357</text:p>
          </table:table-cell>
          <table:table-cell office:value-type="float" office:value="6.472">
            <text:p>6.472</text:p>
          </table:table-cell>
          <table:table-cell office:value-type="float" office:value="6.8">
            <text:p>6.800</text:p>
          </table:table-cell>
          <table:table-cell/>
          <table:table-cell office:value-type="float" office:value="9.476">
            <text:p>9.476</text:p>
          </table:table-cell>
          <table:table-cell office:value-type="float" office:value="9.55">
            <text:p>9.550</text:p>
          </table:table-cell>
          <table:table-cell office:value-type="float" office:value="9.77">
            <text:p>9.770</text:p>
          </table:table-cell>
          <table:table-cell office:value-type="float" office:value="10.1">
            <text:p>10.100</text:p>
          </table:table-cell>
          <table:table-cell office:value-type="float" office:value="12.605">
            <text:p>12.605</text:p>
          </table:table-cell>
          <table:table-cell office:value-type="float" office:value="12.66">
            <text:p>12.660</text:p>
          </table:table-cell>
          <table:table-cell office:value-type="float" office:value="12.82">
            <text:p>12.820</text:p>
          </table:table-cell>
          <table:table-cell office:value-type="float" office:value="13.09">
            <text:p>13.090</text:p>
          </table:table-cell>
          <table:table-cell table:number-columns-repeated="5"/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2.057">
            <text:p>2.057</text:p>
          </table:table-cell>
          <table:table-cell office:value-type="float" office:value="3.834">
            <text:p>3.834</text:p>
          </table:table-cell>
          <table:table-cell office:value-type="float" office:value="5.382">
            <text:p>5.382</text:p>
          </table:table-cell>
          <table:table-cell office:value-type="float" office:value="3.305">
            <text:p>3.305</text:p>
          </table:table-cell>
          <table:table-cell office:value-type="float" office:value="3.636">
            <text:p>3.636</text:p>
          </table:table-cell>
          <table:table-cell table:number-columns-repeated="2"/>
          <table:table-cell office:value-type="float" office:value="6.381">
            <text:p>6.381</text:p>
          </table:table-cell>
          <table:table-cell office:value-type="float" office:value="6.538">
            <text:p>6.538</text:p>
          </table:table-cell>
          <table:table-cell office:value-type="float" office:value="7">
            <text:p>7.000</text:p>
          </table:table-cell>
          <table:table-cell/>
          <table:table-cell office:value-type="float" office:value="9.493">
            <text:p>9.493</text:p>
          </table:table-cell>
          <table:table-cell office:value-type="float" office:value="9.593">
            <text:p>9.593</text:p>
          </table:table-cell>
          <table:table-cell office:value-type="float" office:value="9.89">
            <text:p>9.890</text:p>
          </table:table-cell>
          <table:table-cell/>
          <table:table-cell office:value-type="float" office:value="12.619">
            <text:p>12.619</text:p>
          </table:table-cell>
          <table:table-cell office:value-type="float" office:value="12.692">
            <text:p>12.692</text:p>
          </table:table-cell>
          <table:table-cell office:value-type="float" office:value="12.91">
            <text:p>12.910</text:p>
          </table:table-cell>
          <table:table-cell office:value-type="float" office:value="13.3">
            <text:p>13.300</text:p>
          </table:table-cell>
          <table:table-cell table:number-columns-repeated="5"/>
        </table:table-row>
        <table:table-row table:style-name="ro2">
          <table:table-cell table:style-name="ce4" office:value-type="float" office:value="4">
            <text:p>4.0</text:p>
          </table:table-cell>
          <table:table-cell table:style-name="ce10" office:value-type="float" office:value="2.055">
            <text:p>2.055</text:p>
          </table:table-cell>
          <table:table-cell table:style-name="ce10" office:value-type="float" office:value="3.76">
            <text:p>3.760</text:p>
          </table:table-cell>
          <table:table-cell table:style-name="ce15" office:value-type="float" office:value="5.24">
            <text:p>5.240</text:p>
          </table:table-cell>
          <table:table-cell table:style-name="ce10" office:value-type="float" office:value="3.336">
            <text:p>3.336</text:p>
          </table:table-cell>
          <table:table-cell table:style-name="ce10" office:value-type="float" office:value="3.753">
            <text:p>3.753</text:p>
          </table:table-cell>
          <table:table-cell table:style-name="ce10"/>
          <table:table-cell table:style-name="ce15"/>
          <table:table-cell table:style-name="ce10" office:value-type="float" office:value="6.403">
            <text:p>6.403</text:p>
          </table:table-cell>
          <table:table-cell table:style-name="ce10" office:value-type="float" office:value="6.606">
            <text:p>6.606</text:p>
          </table:table-cell>
          <table:table-cell table:style-name="ce10"/>
          <table:table-cell table:style-name="ce15"/>
          <table:table-cell table:style-name="ce10" office:value-type="float" office:value="9.509">
            <text:p>9.509</text:p>
          </table:table-cell>
          <table:table-cell table:style-name="ce10" office:value-type="float" office:value="9.638">
            <text:p>9.638</text:p>
          </table:table-cell>
          <table:table-cell table:style-name="ce10" office:value-type="float" office:value="10">
            <text:p>10.000</text:p>
          </table:table-cell>
          <table:table-cell table:style-name="ce15"/>
          <table:table-cell table:style-name="ce10" office:value-type="float" office:value="12.631">
            <text:p>12.631</text:p>
          </table:table-cell>
          <table:table-cell table:style-name="ce10" office:value-type="float" office:value="12.725">
            <text:p>12.725</text:p>
          </table:table-cell>
          <table:table-cell table:style-name="ce10" office:value-type="float" office:value="13">
            <text:p>13.000</text:p>
          </table:table-cell>
          <table:table-cell table:style-name="ce15" office:value-type="float" office:value="13.5">
            <text:p>13.500</text:p>
          </table:table-cell>
          <table:table-cell table:number-columns-repeated="5"/>
        </table:table-row>
        <table:table-row table:style-name="ro2">
          <table:table-cell table:style-name="Default" table:number-columns-repeated="21"/>
          <table:table-cell table:number-columns-repeated="4"/>
        </table:table-row>
        <table:table-row table:style-name="ro2">
          <table:table-cell table:style-name="Default"/>
          <table:table-cell table:style-name="ce28" office:value-type="string" table:number-columns-spanned="3" table:number-rows-spanned="1">
            <text:p>Tabulated as (c+1).chi</text:p>
          </table:table-cell>
          <table:covered-table-cell table:style-name="Default"/>
          <table:covered-table-cell table:style-name="Default"/>
          <table:table-cell table:style-name="ce29" office:value-type="string" table:number-columns-spanned="16" table:number-rows-spanned="1">
            <text:p>Tabulated as (c-1).chi</text:p>
          </table:table-cell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style-name="Default"/>
          <table:table-cell table:number-columns-repeated="4"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0" number:min-integer-digits="2"/>
    </number:number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3">13/12/2010</text:date>, <text:time>13:55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ko Milicevic</meta:initial-creator>
    <meta:creation-date>2010-11-14T15:41:05.18</meta:creation-date>
    <dc:date>2010-12-13T13:55:25.06</dc:date>
    <dc:creator>Marko Milicevic</dc:creator>
    <meta:editing-duration>PT07H44M24S</meta:editing-duration>
    <meta:editing-cycles>8</meta:editing-cycles>
    <meta:generator>OpenOffice.org/3.2$Win32 OpenOffice.org_project/320m18$Build-9502</meta:generator>
    <meta:document-statistic meta:table-count="3" meta:cell-count="501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treat-empty-cells="ignore" chart:spline-order="3" chart:right-angled-axes="true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9">
      <style:chart-properties chart:display-label="true" chart:logarithmic="false" chart:minimum="3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09">
      <style:chart-properties chart:symbol-type="named-symbol" chart:symbol-name="diamond" chart:symbol-width="0.15cm" chart:symbol-height="0.1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109">
      <style:chart-properties chart:symbol-type="named-symbol" chart:symbol-name="diamond" chart:symbol-width="0.15cm" chart:symbol-height="0.1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109">
      <style:chart-properties chart:symbol-type="named-symbol" chart:symbol-name="arrow-down" chart:symbol-width="0.15cm" chart:symbol-height="0.1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109">
      <style:chart-properties chart:symbol-type="named-symbol" chart:symbol-name="arrow-up" chart:symbol-width="0.15cm" chart:symbol-height="0.15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982cm" svg:height="11.663cm" xlink:href=".." chart:class="chart:scatter" chart:style-name="ch1">
        <chart:title svg:x="7.139cm" svg:y="0.234cm" chart:style-name="ch2">
          <text:p>roots of chi for n=1</text:p>
        </chart:title>
        <chart:legend chart:legend-position="end" svg:x="2.331cm" svg:y="1.406cm" chart:style-name="ch3"/>
        <chart:plot-area chart:style-name="ch4" table:cell-range-address="'Transverse Magnetic'.A3:'Transverse Magnetic'.E15 'Transverse Magnetic'.S2:'Transverse Magnetic'.V2" chart:data-source-has-labels="row" svg:x="0.517cm" svg:y="0.97cm" svg:width="16.88cm" svg:height="10.194cm">
          <chart:axis chart:dimension="x" chart:name="primary-x" chart:style-name="ch5">
            <chart:title svg:x="9.176cm" svg:y="10.8cm" chart:style-name="ch6">
              <text:p>c</text:p>
            </chart:title>
          </chart:axis>
          <chart:axis chart:dimension="y" chart:name="primary-y" chart:style-name="ch7">
            <chart:title svg:x="0.359cm" svg:y="6.35cm" chart:style-name="ch8">
              <text:p>chi (c-1)</text:p>
            </chart:title>
          </chart:axis>
          <chart:series chart:style-name="ch9" chart:values-cell-range-address="'Transverse Magnetic'.B3:'Transverse Magnetic'.B15" chart:label-cell-address="'Transverse Magnetic'.S2:'Transverse Magnetic'.S2" chart:class="chart:scatter">
            <chart:domain table:cell-range-address="'Transverse Magnetic'.A3:'Transverse Magnetic'.A15"/>
            <chart:data-point chart:repeated="13"/>
          </chart:series>
          <chart:series chart:style-name="ch10" chart:values-cell-range-address="'Transverse Magnetic'.C3:'Transverse Magnetic'.C15" chart:label-cell-address="'Transverse Magnetic'.T2:'Transverse Magnetic'.T2" chart:class="chart:scatter">
            <chart:data-point chart:repeated="13"/>
          </chart:series>
          <chart:series chart:style-name="ch11" chart:values-cell-range-address="'Transverse Magnetic'.D3:'Transverse Magnetic'.D15" chart:label-cell-address="'Transverse Magnetic'.U2:'Transverse Magnetic'.U2" chart:class="chart:scatter">
            <chart:data-point chart:repeated="13"/>
          </chart:series>
          <chart:series chart:style-name="ch12" chart:values-cell-range-address="'Transverse Magnetic'.E3:'Transverse Magnetic'.E15" chart:label-cell-address="'Transverse Magnetic'.V2:'Transverse Magnetic'.V2" chart:class="chart:scatter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Transverse Magnetic'.S2:'Transverse Magnetic'.S2">m=0</text:p>
              </table:table-cell>
              <table:table-cell office:value-type="string">
                <text:p text:id="'Transverse Magnetic'.T2:'Transverse Magnetic'.T2"> m=1</text:p>
              </table:table-cell>
              <table:table-cell office:value-type="string">
                <text:p text:id="'Transverse Magnetic'.U2:'Transverse Magnetic'.U2"> m=2</text:p>
              </table:table-cell>
              <table:table-cell office:value-type="string">
                <text:p text:id="'Transverse Magnetic'.V2:'Transverse Magnetic'.V2"> m=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Transverse Magnetic'.A3:'Transverse Magnetic'.A15">1</text:p>
              </table:table-cell>
              <table:table-cell office:value-type="float" office:value="3.142">
                <text:p text:id="'Transverse Magnetic'.B3:'Transverse Magnetic'.B15">3.142</text:p>
              </table:table-cell>
              <table:table-cell office:value-type="float" office:value="3.142">
                <text:p text:id="'Transverse Magnetic'.C3:'Transverse Magnetic'.C15">3.142</text:p>
              </table:table-cell>
              <table:table-cell office:value-type="float" office:value="3.142">
                <text:p text:id="'Transverse Magnetic'.D3:'Transverse Magnetic'.D15">3.142</text:p>
              </table:table-cell>
              <table:table-cell office:value-type="float" office:value="3.142">
                <text:p text:id="'Transverse Magnetic'.E3:'Transverse Magnetic'.E15">3.14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">
                <text:p>1.1</text:p>
              </table:table-cell>
              <table:table-cell office:value-type="float" office:value="3.141">
                <text:p>3.141</text:p>
              </table:table-cell>
              <table:table-cell office:value-type="float" office:value="3.143">
                <text:p>3.143</text:p>
              </table:table-cell>
              <table:table-cell office:value-type="float" office:value="3.147">
                <text:p>3.147</text:p>
              </table:table-cell>
              <table:table-cell office:value-type="float" office:value="3.154">
                <text:p>3.1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">
                <text:p>1.2</text:p>
              </table:table-cell>
              <table:table-cell office:value-type="float" office:value="3.14">
                <text:p>3.14</text:p>
              </table:table-cell>
              <table:table-cell office:value-type="float" office:value="3.146">
                <text:p>3.146</text:p>
              </table:table-cell>
              <table:table-cell office:value-type="float" office:value="3.161">
                <text:p>3.161</text:p>
              </table:table-cell>
              <table:table-cell office:value-type="float" office:value="3.187">
                <text:p>3.1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">
                <text:p>1.3</text:p>
              </table:table-cell>
              <table:table-cell office:value-type="float" office:value="3.139">
                <text:p>3.139</text:p>
              </table:table-cell>
              <table:table-cell office:value-type="float" office:value="3.15">
                <text:p>3.15</text:p>
              </table:table-cell>
              <table:table-cell office:value-type="float" office:value="3.182">
                <text:p>3.182</text:p>
              </table:table-cell>
              <table:table-cell office:value-type="float" office:value="3.236">
                <text:p>3.2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">
                <text:p>1.4</text:p>
              </table:table-cell>
              <table:table-cell office:value-type="float" office:value="3.137">
                <text:p>3.137</text:p>
              </table:table-cell>
              <table:table-cell office:value-type="float" office:value="3.155">
                <text:p>3.155</text:p>
              </table:table-cell>
              <table:table-cell office:value-type="float" office:value="3.208">
                <text:p>3.208</text:p>
              </table:table-cell>
              <table:table-cell office:value-type="float" office:value="3.294">
                <text:p>3.2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3.135">
                <text:p>3.135</text:p>
              </table:table-cell>
              <table:table-cell office:value-type="float" office:value="3.161">
                <text:p>3.161</text:p>
              </table:table-cell>
              <table:table-cell office:value-type="float" office:value="3.237">
                <text:p>3.237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">
                <text:p>1.6</text:p>
              </table:table-cell>
              <table:table-cell office:value-type="float" office:value="3.133">
                <text:p>3.133</text:p>
              </table:table-cell>
              <table:table-cell office:value-type="float" office:value="3.168">
                <text:p>3.168</text:p>
              </table:table-cell>
              <table:table-cell office:value-type="float" office:value="3.27">
                <text:p>3.27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">
                <text:p>1.8</text:p>
              </table:table-cell>
              <table:table-cell office:value-type="float" office:value="3.128">
                <text:p>3.128</text:p>
              </table:table-cell>
              <table:table-cell office:value-type="float" office:value="3.182">
                <text:p>3.182</text:p>
              </table:table-cell>
              <table:table-cell office:value-type="float" office:value="3.36">
                <text:p>3.36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3.123">
                <text:p>3.123</text:p>
              </table:table-cell>
              <table:table-cell office:value-type="float" office:value="3.197">
                <text:p>3.197</text:p>
              </table:table-cell>
              <table:table-cell office:value-type="float" office:value="3.4">
                <text:p>3.4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">
                <text:p>2.5</text:p>
              </table:table-cell>
              <table:table-cell office:value-type="float" office:value="3.11">
                <text:p>3.11</text:p>
              </table:table-cell>
              <table:table-cell office:value-type="float" office:value="3.235">
                <text:p>3.2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3.097">
                <text:p>3.097</text:p>
              </table:table-cell>
              <table:table-cell office:value-type="float" office:value="3.271">
                <text:p>3.2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5">
                <text:p>3.5</text:p>
              </table:table-cell>
              <table:table-cell office:value-type="float" office:value="3.085">
                <text:p>3.085</text:p>
              </table:table-cell>
              <table:table-cell office:value-type="float" office:value="3.305">
                <text:p>3.3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3.073">
                <text:p>3.073</text:p>
              </table:table-cell>
              <table:table-cell office:value-type="float" office:value="3.336">
                <text:p>3.3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treat-empty-cells="ignore" chart:spline-order="3" chart:right-angled-axes="true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9">
      <style:chart-properties chart:display-label="true" chart:logarithmic="false" chart:minimum="6.2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09">
      <style:chart-properties chart:symbol-type="named-symbol" chart:symbol-name="diamond" chart:symbol-width="0.15cm" chart:symbol-height="0.1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109">
      <style:chart-properties chart:symbol-type="named-symbol" chart:symbol-name="diamond" chart:symbol-width="0.15cm" chart:symbol-height="0.1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109">
      <style:chart-properties chart:symbol-type="named-symbol" chart:symbol-name="arrow-down" chart:symbol-width="0.15cm" chart:symbol-height="0.1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109">
      <style:chart-properties chart:symbol-type="named-symbol" chart:symbol-name="arrow-up" chart:symbol-width="0.15cm" chart:symbol-height="0.15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982cm" svg:height="11.663cm" xlink:href=".." chart:class="chart:scatter" chart:column-mapping="1 2 3" chart:style-name="ch1">
        <chart:title svg:x="7.139cm" svg:y="0.234cm" chart:style-name="ch2">
          <text:p>roots of chi for n=2</text:p>
        </chart:title>
        <chart:legend chart:legend-position="end" svg:x="2.219cm" svg:y="1.433cm" chart:style-name="ch3"/>
        <chart:plot-area chart:style-name="ch4" table:cell-range-address="'Transverse Magnetic'.A3:'Transverse Magnetic'.A15 'Transverse Magnetic'.S2:'Transverse Magnetic'.V2 'Transverse Magnetic'.F3:'Transverse Magnetic'.I15" chart:data-source-has-labels="row" svg:x="0.517cm" svg:y="0.97cm" svg:width="16.88cm" svg:height="10.194cm">
          <chart:axis chart:dimension="x" chart:name="primary-x" chart:style-name="ch5">
            <chart:title svg:x="9.176cm" svg:y="10.8cm" chart:style-name="ch6">
              <text:p>c</text:p>
            </chart:title>
          </chart:axis>
          <chart:axis chart:dimension="y" chart:name="primary-y" chart:style-name="ch7">
            <chart:title svg:x="0.359cm" svg:y="6.35cm" chart:style-name="ch8">
              <text:p>chi (c-1)</text:p>
            </chart:title>
          </chart:axis>
          <chart:series chart:style-name="ch9" chart:values-cell-range-address="'Transverse Magnetic'.F3:'Transverse Magnetic'.F15" chart:label-cell-address="'Transverse Magnetic'.S2:'Transverse Magnetic'.S2" chart:class="chart:scatter">
            <chart:domain table:cell-range-address="'Transverse Magnetic'.A3:'Transverse Magnetic'.A15"/>
            <chart:data-point chart:repeated="13"/>
          </chart:series>
          <chart:series chart:style-name="ch10" chart:values-cell-range-address="'Transverse Magnetic'.G3:'Transverse Magnetic'.G15" chart:label-cell-address="'Transverse Magnetic'.T2:'Transverse Magnetic'.T2" chart:class="chart:scatter">
            <chart:data-point chart:repeated="13"/>
          </chart:series>
          <chart:series chart:style-name="ch11" chart:values-cell-range-address="'Transverse Magnetic'.H3:'Transverse Magnetic'.H15" chart:label-cell-address="'Transverse Magnetic'.U2:'Transverse Magnetic'.U2" chart:class="chart:scatter">
            <chart:data-point chart:repeated="13"/>
          </chart:series>
          <chart:series chart:style-name="ch12" chart:values-cell-range-address="'Transverse Magnetic'.I3:'Transverse Magnetic'.I15" chart:label-cell-address="'Transverse Magnetic'.V2:'Transverse Magnetic'.V2" chart:class="chart:scatter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Transverse Magnetic'.S2:'Transverse Magnetic'.S2">m=0</text:p>
              </table:table-cell>
              <table:table-cell office:value-type="string">
                <text:p text:id="'Transverse Magnetic'.T2:'Transverse Magnetic'.T2"> m=1</text:p>
              </table:table-cell>
              <table:table-cell office:value-type="string">
                <text:p text:id="'Transverse Magnetic'.U2:'Transverse Magnetic'.U2"> m=2</text:p>
              </table:table-cell>
              <table:table-cell office:value-type="string">
                <text:p text:id="'Transverse Magnetic'.V2:'Transverse Magnetic'.V2"> m=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Transverse Magnetic'.A3:'Transverse Magnetic'.A15">1</text:p>
              </table:table-cell>
              <table:table-cell office:value-type="float" office:value="6.283">
                <text:p text:id="'Transverse Magnetic'.F3:'Transverse Magnetic'.F15">6.283</text:p>
              </table:table-cell>
              <table:table-cell office:value-type="float" office:value="6.283">
                <text:p text:id="'Transverse Magnetic'.G3:'Transverse Magnetic'.G15">6.283</text:p>
              </table:table-cell>
              <table:table-cell office:value-type="float" office:value="6.283">
                <text:p text:id="'Transverse Magnetic'.H3:'Transverse Magnetic'.H15">6.283</text:p>
              </table:table-cell>
              <table:table-cell office:value-type="float" office:value="6.283">
                <text:p text:id="'Transverse Magnetic'.I3:'Transverse Magnetic'.I15">6.28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">
                <text:p>1.1</text:p>
              </table:table-cell>
              <table:table-cell office:value-type="float" office:value="6.283">
                <text:p>6.283</text:p>
              </table:table-cell>
              <table:table-cell office:value-type="float" office:value="6.284">
                <text:p>6.284</text:p>
              </table:table-cell>
              <table:table-cell office:value-type="float" office:value="6.286">
                <text:p>6.286</text:p>
              </table:table-cell>
              <table:table-cell office:value-type="float" office:value="6.289">
                <text:p>6.2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">
                <text:p>1.2</text:p>
              </table:table-cell>
              <table:table-cell office:value-type="float" office:value="6.282">
                <text:p>6.282</text:p>
              </table:table-cell>
              <table:table-cell office:value-type="float" office:value="6.285">
                <text:p>6.285</text:p>
              </table:table-cell>
              <table:table-cell office:value-type="float" office:value="6.293">
                <text:p>6.293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">
                <text:p>1.3</text:p>
              </table:table-cell>
              <table:table-cell office:value-type="float" office:value="6.282">
                <text:p>6.282</text:p>
              </table:table-cell>
              <table:table-cell office:value-type="float" office:value="6.287">
                <text:p>6.287</text:p>
              </table:table-cell>
              <table:table-cell office:value-type="float" office:value="6.304">
                <text:p>6.304</text:p>
              </table:table-cell>
              <table:table-cell office:value-type="float" office:value="6.331">
                <text:p>6.3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">
                <text:p>1.4</text:p>
              </table:table-cell>
              <table:table-cell office:value-type="float" office:value="6.281">
                <text:p>6.281</text:p>
              </table:table-cell>
              <table:table-cell office:value-type="float" office:value="6.29">
                <text:p>6.29</text:p>
              </table:table-cell>
              <table:table-cell office:value-type="float" office:value="6.317">
                <text:p>6.317</text:p>
              </table:table-cell>
              <table:table-cell office:value-type="float" office:value="6.362">
                <text:p>6.3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6.28">
                <text:p>6.28</text:p>
              </table:table-cell>
              <table:table-cell office:value-type="float" office:value="6.293">
                <text:p>6.293</text:p>
              </table:table-cell>
              <table:table-cell office:value-type="float" office:value="6.332">
                <text:p>6.332</text:p>
              </table:table-cell>
              <table:table-cell office:value-type="float" office:value="6.397">
                <text:p>6.3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">
                <text:p>1.6</text:p>
              </table:table-cell>
              <table:table-cell office:value-type="float" office:value="6.279">
                <text:p>6.279</text:p>
              </table:table-cell>
              <table:table-cell office:value-type="float" office:value="6.296">
                <text:p>6.296</text:p>
              </table:table-cell>
              <table:table-cell office:value-type="float" office:value="6.349">
                <text:p>6.349</text:p>
              </table:table-cell>
              <table:table-cell office:value-type="float" office:value="6.437">
                <text:p>6.4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">
                <text:p>1.8</text:p>
              </table:table-cell>
              <table:table-cell office:value-type="float" office:value="6.276">
                <text:p>6.276</text:p>
              </table:table-cell>
              <table:table-cell office:value-type="float" office:value="6.304">
                <text:p>6.304</text:p>
              </table:table-cell>
              <table:table-cell office:value-type="float" office:value="6.387">
                <text:p>6.387</text:p>
              </table:table-cell>
              <table:table-cell office:value-type="float" office:value="6.523">
                <text:p>6.5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6.273">
                <text:p>6.273</text:p>
              </table:table-cell>
              <table:table-cell office:value-type="float" office:value="6.321">
                <text:p>6.321</text:p>
              </table:table-cell>
              <table:table-cell office:value-type="float" office:value="6.43">
                <text:p>6.43</text:p>
              </table:table-cell>
              <table:table-cell office:value-type="float" office:value="6.62">
                <text:p>6.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">
                <text:p>2.5</text:p>
              </table:table-cell>
              <table:table-cell office:value-type="float" office:value="6.266">
                <text:p>6.266</text:p>
              </table:table-cell>
              <table:table-cell office:value-type="float" office:value="6.335">
                <text:p>6.335</text:p>
              </table:table-cell>
              <table:table-cell office:value-type="float" office:value="1.#NAN">
                <text:p>1.#NAN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6.258">
                <text:p>6.258</text:p>
              </table:table-cell>
              <table:table-cell office:value-type="float" office:value="6.357">
                <text:p>6.3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5">
                <text:p>3.5</text:p>
              </table:table-cell>
              <table:table-cell office:value-type="float" office:value="6.25">
                <text:p>6.25</text:p>
              </table:table-cell>
              <table:table-cell office:value-type="float" office:value="6.381">
                <text:p>6.3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6.243">
                <text:p>6.243</text:p>
              </table:table-cell>
              <table:table-cell office:value-type="float" office:value="6.403">
                <text:p>6.4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treat-empty-cells="ignore" chart:spline-order="3" chart:right-angled-axes="true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9">
      <style:chart-properties chart:display-label="true" chart:logarithmic="false" chart:minimum="9.3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09">
      <style:chart-properties chart:symbol-type="named-symbol" chart:symbol-name="diamond" chart:symbol-width="0.15cm" chart:symbol-height="0.1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109">
      <style:chart-properties chart:symbol-type="named-symbol" chart:symbol-name="diamond" chart:symbol-width="0.15cm" chart:symbol-height="0.1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109">
      <style:chart-properties chart:symbol-type="named-symbol" chart:symbol-name="arrow-down" chart:symbol-width="0.15cm" chart:symbol-height="0.1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109">
      <style:chart-properties chart:symbol-type="named-symbol" chart:symbol-name="arrow-up" chart:symbol-width="0.15cm" chart:symbol-height="0.15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982cm" svg:height="11.663cm" xlink:href=".." chart:class="chart:scatter" chart:column-mapping="1 2 3" chart:style-name="ch1">
        <chart:title svg:x="7.139cm" svg:y="0.234cm" chart:style-name="ch2">
          <text:p>roots of chi for n=3</text:p>
        </chart:title>
        <chart:legend chart:legend-position="end" svg:x="2.582cm" svg:y="1.327cm" chart:style-name="ch3"/>
        <chart:plot-area chart:style-name="ch4" table:cell-range-address="'Transverse Magnetic'.A3:'Transverse Magnetic'.A15 'Transverse Magnetic'.S2:'Transverse Magnetic'.V2 'Transverse Magnetic'.J3:'Transverse Magnetic'.M15" chart:data-source-has-labels="row" svg:x="0.517cm" svg:y="0.97cm" svg:width="16.88cm" svg:height="10.194cm">
          <chart:axis chart:dimension="x" chart:name="primary-x" chart:style-name="ch5">
            <chart:title svg:x="9.176cm" svg:y="10.8cm" chart:style-name="ch6">
              <text:p>c</text:p>
            </chart:title>
          </chart:axis>
          <chart:axis chart:dimension="y" chart:name="primary-y" chart:style-name="ch7">
            <chart:title svg:x="0.359cm" svg:y="6.35cm" chart:style-name="ch8">
              <text:p>chi (c-1)</text:p>
            </chart:title>
          </chart:axis>
          <chart:series chart:style-name="ch9" chart:values-cell-range-address="'Transverse Magnetic'.J3:'Transverse Magnetic'.J15" chart:label-cell-address="'Transverse Magnetic'.S2:'Transverse Magnetic'.S2" chart:class="chart:scatter">
            <chart:domain table:cell-range-address="'Transverse Magnetic'.A3:'Transverse Magnetic'.A15"/>
            <chart:data-point chart:repeated="13"/>
          </chart:series>
          <chart:series chart:style-name="ch10" chart:values-cell-range-address="'Transverse Magnetic'.K3:'Transverse Magnetic'.K15" chart:label-cell-address="'Transverse Magnetic'.T2:'Transverse Magnetic'.T2" chart:class="chart:scatter">
            <chart:data-point chart:repeated="13"/>
          </chart:series>
          <chart:series chart:style-name="ch11" chart:values-cell-range-address="'Transverse Magnetic'.L3:'Transverse Magnetic'.L15" chart:label-cell-address="'Transverse Magnetic'.U2:'Transverse Magnetic'.U2" chart:class="chart:scatter">
            <chart:data-point chart:repeated="13"/>
          </chart:series>
          <chart:series chart:style-name="ch12" chart:values-cell-range-address="'Transverse Magnetic'.M3:'Transverse Magnetic'.M15" chart:label-cell-address="'Transverse Magnetic'.V2:'Transverse Magnetic'.V2" chart:class="chart:scatter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Transverse Magnetic'.S2:'Transverse Magnetic'.S2">m=0</text:p>
              </table:table-cell>
              <table:table-cell office:value-type="string">
                <text:p text:id="'Transverse Magnetic'.T2:'Transverse Magnetic'.T2"> m=1</text:p>
              </table:table-cell>
              <table:table-cell office:value-type="string">
                <text:p text:id="'Transverse Magnetic'.U2:'Transverse Magnetic'.U2"> m=2</text:p>
              </table:table-cell>
              <table:table-cell office:value-type="string">
                <text:p text:id="'Transverse Magnetic'.V2:'Transverse Magnetic'.V2"> m=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Transverse Magnetic'.A3:'Transverse Magnetic'.A15">1</text:p>
              </table:table-cell>
              <table:table-cell office:value-type="float" office:value="9.425">
                <text:p text:id="'Transverse Magnetic'.J3:'Transverse Magnetic'.J15">9.425</text:p>
              </table:table-cell>
              <table:table-cell office:value-type="float" office:value="9.425">
                <text:p text:id="'Transverse Magnetic'.K3:'Transverse Magnetic'.K15">9.425</text:p>
              </table:table-cell>
              <table:table-cell office:value-type="float" office:value="9.425">
                <text:p text:id="'Transverse Magnetic'.L3:'Transverse Magnetic'.L15">9.425</text:p>
              </table:table-cell>
              <table:table-cell office:value-type="float" office:value="9.425">
                <text:p text:id="'Transverse Magnetic'.M3:'Transverse Magnetic'.M15">9.4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">
                <text:p>1.1</text:p>
              </table:table-cell>
              <table:table-cell office:value-type="float" office:value="9.425">
                <text:p>9.425</text:p>
              </table:table-cell>
              <table:table-cell office:value-type="float" office:value="9.425">
                <text:p>9.425</text:p>
              </table:table-cell>
              <table:table-cell office:value-type="float" office:value="9.427">
                <text:p>9.427</text:p>
              </table:table-cell>
              <table:table-cell office:value-type="float" office:value="9.429">
                <text:p>9.4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">
                <text:p>1.2</text:p>
              </table:table-cell>
              <table:table-cell office:value-type="float" office:value="9.424">
                <text:p>9.424</text:p>
              </table:table-cell>
              <table:table-cell office:value-type="float" office:value="9.426">
                <text:p>9.426</text:p>
              </table:table-cell>
              <table:table-cell office:value-type="float" office:value="9.431">
                <text:p>9.431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">
                <text:p>1.3</text:p>
              </table:table-cell>
              <table:table-cell office:value-type="float" office:value="9.424">
                <text:p>9.424</text:p>
              </table:table-cell>
              <table:table-cell office:value-type="float" office:value="9.427">
                <text:p>9.427</text:p>
              </table:table-cell>
              <table:table-cell office:value-type="float" office:value="9.438">
                <text:p>9.438</text:p>
              </table:table-cell>
              <table:table-cell office:value-type="float" office:value="9.457">
                <text:p>9.4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">
                <text:p>1.4</text:p>
              </table:table-cell>
              <table:table-cell office:value-type="float" office:value="9.423">
                <text:p>9.423</text:p>
              </table:table-cell>
              <table:table-cell office:value-type="float" office:value="9.429">
                <text:p>9.429</text:p>
              </table:table-cell>
              <table:table-cell office:value-type="float" office:value="9.447">
                <text:p>9.447</text:p>
              </table:table-cell>
              <table:table-cell office:value-type="float" office:value="9.478">
                <text:p>9.4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9.423">
                <text:p>9.423</text:p>
              </table:table-cell>
              <table:table-cell office:value-type="float" office:value="9.431">
                <text:p>9.431</text:p>
              </table:table-cell>
              <table:table-cell office:value-type="float" office:value="9.458">
                <text:p>9.458</text:p>
              </table:table-cell>
              <table:table-cell office:value-type="float" office:value="9.502">
                <text:p>9.5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">
                <text:p>1.6</text:p>
              </table:table-cell>
              <table:table-cell office:value-type="float" office:value="9.422">
                <text:p>9.422</text:p>
              </table:table-cell>
              <table:table-cell office:value-type="float" office:value="9.434">
                <text:p>9.434</text:p>
              </table:table-cell>
              <table:table-cell office:value-type="float" office:value="9.469">
                <text:p>9.469</text:p>
              </table:table-cell>
              <table:table-cell office:value-type="float" office:value="9.528">
                <text:p>9.5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">
                <text:p>1.8</text:p>
              </table:table-cell>
              <table:table-cell office:value-type="float" office:value="9.42">
                <text:p>9.42</text:p>
              </table:table-cell>
              <table:table-cell office:value-type="float" office:value="9.439">
                <text:p>9.439</text:p>
              </table:table-cell>
              <table:table-cell office:value-type="float" office:value="9.495">
                <text:p>9.495</text:p>
              </table:table-cell>
              <table:table-cell office:value-type="float" office:value="9.587">
                <text:p>9.5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9.418">
                <text:p>9.418</text:p>
              </table:table-cell>
              <table:table-cell office:value-type="float" office:value="9.444">
                <text:p>9.444</text:p>
              </table:table-cell>
              <table:table-cell office:value-type="float" office:value="9.523">
                <text:p>9.523</text:p>
              </table:table-cell>
              <table:table-cell office:value-type="float" office:value="9.652">
                <text:p>9.6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">
                <text:p>2.5</text:p>
              </table:table-cell>
              <table:table-cell office:value-type="float" office:value="9.413">
                <text:p>9.413</text:p>
              </table:table-cell>
              <table:table-cell office:value-type="float" office:value="9.46">
                <text:p>9.46</text:p>
              </table:table-cell>
              <table:table-cell office:value-type="float" office:value="1.#NAN">
                <text:p>1.#NAN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9.408">
                <text:p>9.408</text:p>
              </table:table-cell>
              <table:table-cell office:value-type="float" office:value="9.476">
                <text:p>9.476</text:p>
              </table:table-cell>
              <table:table-cell office:value-type="float" office:value="1.#NAN">
                <text:p>1.#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5">
                <text:p>3.5</text:p>
              </table:table-cell>
              <table:table-cell office:value-type="float" office:value="9.402">
                <text:p>9.402</text:p>
              </table:table-cell>
              <table:table-cell office:value-type="float" office:value="9.493">
                <text:p>9.493</text:p>
              </table:table-cell>
              <table:table-cell office:value-type="float" office:value="1.#NAN">
                <text:p>1.#NAN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9.396">
                <text:p>9.396</text:p>
              </table:table-cell>
              <table:table-cell office:value-type="float" office:value="9.509">
                <text:p>9.5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treat-empty-cells="ignore" chart:spline-order="3" chart:right-angled-axes="true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9">
      <style:chart-properties chart:display-label="true" chart:logarithmic="false" chart:minimum="12.4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09">
      <style:chart-properties chart:symbol-type="named-symbol" chart:symbol-name="diamond" chart:symbol-width="0.15cm" chart:symbol-height="0.1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109">
      <style:chart-properties chart:symbol-type="named-symbol" chart:symbol-name="diamond" chart:symbol-width="0.15cm" chart:symbol-height="0.1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109">
      <style:chart-properties chart:symbol-type="named-symbol" chart:symbol-name="arrow-down" chart:symbol-width="0.15cm" chart:symbol-height="0.1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109">
      <style:chart-properties chart:symbol-type="named-symbol" chart:symbol-name="arrow-up" chart:symbol-width="0.15cm" chart:symbol-height="0.15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982cm" svg:height="11.663cm" xlink:href=".." chart:class="chart:scatter" chart:column-mapping="1 2 3" chart:style-name="ch1">
        <chart:title svg:x="7.139cm" svg:y="0.234cm" chart:style-name="ch2">
          <text:p>roots of chi for n=4</text:p>
        </chart:title>
        <chart:legend chart:legend-position="end" svg:x="2.637cm" svg:y="1.486cm" chart:style-name="ch3"/>
        <chart:plot-area chart:style-name="ch4" table:cell-range-address="'Transverse Magnetic'.A3:'Transverse Magnetic'.A15 'Transverse Magnetic'.S2:'Transverse Magnetic'.V2 'Transverse Magnetic'.N3:'Transverse Magnetic'.Q15" chart:data-source-has-labels="row" svg:x="0.517cm" svg:y="0.97cm" svg:width="16.88cm" svg:height="10.194cm">
          <chart:axis chart:dimension="x" chart:name="primary-x" chart:style-name="ch5">
            <chart:title svg:x="9.176cm" svg:y="10.8cm" chart:style-name="ch6">
              <text:p>c</text:p>
            </chart:title>
          </chart:axis>
          <chart:axis chart:dimension="y" chart:name="primary-y" chart:style-name="ch7">
            <chart:title svg:x="0.359cm" svg:y="6.35cm" chart:style-name="ch8">
              <text:p>chi (c-1)</text:p>
            </chart:title>
          </chart:axis>
          <chart:series chart:style-name="ch9" chart:values-cell-range-address="'Transverse Magnetic'.N3:'Transverse Magnetic'.N15" chart:label-cell-address="'Transverse Magnetic'.S2:'Transverse Magnetic'.S2" chart:class="chart:scatter">
            <chart:domain table:cell-range-address="'Transverse Magnetic'.A3:'Transverse Magnetic'.A15"/>
            <chart:data-point chart:repeated="13"/>
          </chart:series>
          <chart:series chart:style-name="ch10" chart:values-cell-range-address="'Transverse Magnetic'.O3:'Transverse Magnetic'.O15" chart:label-cell-address="'Transverse Magnetic'.T2:'Transverse Magnetic'.T2" chart:class="chart:scatter">
            <chart:data-point chart:repeated="13"/>
          </chart:series>
          <chart:series chart:style-name="ch11" chart:values-cell-range-address="'Transverse Magnetic'.P3:'Transverse Magnetic'.P15" chart:label-cell-address="'Transverse Magnetic'.U2:'Transverse Magnetic'.U2" chart:class="chart:scatter">
            <chart:data-point chart:repeated="13"/>
          </chart:series>
          <chart:series chart:style-name="ch12" chart:values-cell-range-address="'Transverse Magnetic'.Q3:'Transverse Magnetic'.Q15" chart:label-cell-address="'Transverse Magnetic'.V2:'Transverse Magnetic'.V2" chart:class="chart:scatter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Transverse Magnetic'.S2:'Transverse Magnetic'.S2">m=0</text:p>
              </table:table-cell>
              <table:table-cell office:value-type="string">
                <text:p text:id="'Transverse Magnetic'.T2:'Transverse Magnetic'.T2"> m=1</text:p>
              </table:table-cell>
              <table:table-cell office:value-type="string">
                <text:p text:id="'Transverse Magnetic'.U2:'Transverse Magnetic'.U2"> m=2</text:p>
              </table:table-cell>
              <table:table-cell office:value-type="string">
                <text:p text:id="'Transverse Magnetic'.V2:'Transverse Magnetic'.V2"> m=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Transverse Magnetic'.A3:'Transverse Magnetic'.A15">1</text:p>
              </table:table-cell>
              <table:table-cell office:value-type="float" office:value="12.566">
                <text:p text:id="'Transverse Magnetic'.N3:'Transverse Magnetic'.N15">12.566</text:p>
              </table:table-cell>
              <table:table-cell office:value-type="float" office:value="12.566">
                <text:p text:id="'Transverse Magnetic'.O3:'Transverse Magnetic'.O15">12.566</text:p>
              </table:table-cell>
              <table:table-cell office:value-type="float" office:value="12.566">
                <text:p text:id="'Transverse Magnetic'.P3:'Transverse Magnetic'.P15">12.566</text:p>
              </table:table-cell>
              <table:table-cell office:value-type="float" office:value="12.566">
                <text:p text:id="'Transverse Magnetic'.Q3:'Transverse Magnetic'.Q15">12.56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">
                <text:p>1.1</text:p>
              </table:table-cell>
              <table:table-cell office:value-type="float" office:value="12.566">
                <text:p>12.566</text:p>
              </table:table-cell>
              <table:table-cell office:value-type="float" office:value="12.567">
                <text:p>12.567</text:p>
              </table:table-cell>
              <table:table-cell office:value-type="float" office:value="12.568">
                <text:p>12.568</text:p>
              </table:table-cell>
              <table:table-cell office:value-type="float" office:value="12.569">
                <text:p>12.5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">
                <text:p>1.2</text:p>
              </table:table-cell>
              <table:table-cell office:value-type="float" office:value="12.566">
                <text:p>12.566</text:p>
              </table:table-cell>
              <table:table-cell office:value-type="float" office:value="12.567">
                <text:p>12.567</text:p>
              </table:table-cell>
              <table:table-cell office:value-type="float" office:value="12.571">
                <text:p>12.571</text:p>
              </table:table-cell>
              <table:table-cell office:value-type="float" office:value="12.578">
                <text:p>12.5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">
                <text:p>1.3</text:p>
              </table:table-cell>
              <table:table-cell office:value-type="float" office:value="12.566">
                <text:p>12.566</text:p>
              </table:table-cell>
              <table:table-cell office:value-type="float" office:value="12.568">
                <text:p>12.568</text:p>
              </table:table-cell>
              <table:table-cell office:value-type="float" office:value="12.577">
                <text:p>12.577</text:p>
              </table:table-cell>
              <table:table-cell office:value-type="float" office:value="12.59">
                <text:p>12.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">
                <text:p>1.4</text:p>
              </table:table-cell>
              <table:table-cell office:value-type="float" office:value="12.565">
                <text:p>12.565</text:p>
              </table:table-cell>
              <table:table-cell office:value-type="float" office:value="12.57">
                <text:p>12.57</text:p>
              </table:table-cell>
              <table:table-cell office:value-type="float" office:value="12.583">
                <text:p>12.583</text:p>
              </table:table-cell>
              <table:table-cell office:value-type="float" office:value="12.606">
                <text:p>12.6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12.565">
                <text:p>12.565</text:p>
              </table:table-cell>
              <table:table-cell office:value-type="float" office:value="12.571">
                <text:p>12.571</text:p>
              </table:table-cell>
              <table:table-cell office:value-type="float" office:value="12.591">
                <text:p>12.591</text:p>
              </table:table-cell>
              <table:table-cell office:value-type="float" office:value="12.624">
                <text:p>12.6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">
                <text:p>1.6</text:p>
              </table:table-cell>
              <table:table-cell office:value-type="float" office:value="12.564">
                <text:p>12.564</text:p>
              </table:table-cell>
              <table:table-cell office:value-type="float" office:value="12.573">
                <text:p>12.573</text:p>
              </table:table-cell>
              <table:table-cell office:value-type="float" office:value="12.6">
                <text:p>12.6</text:p>
              </table:table-cell>
              <table:table-cell office:value-type="float" office:value="12.644">
                <text:p>12.6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">
                <text:p>1.8</text:p>
              </table:table-cell>
              <table:table-cell office:value-type="float" office:value="12.563">
                <text:p>12.563</text:p>
              </table:table-cell>
              <table:table-cell office:value-type="float" office:value="12.577">
                <text:p>12.577</text:p>
              </table:table-cell>
              <table:table-cell office:value-type="float" office:value="12.619">
                <text:p>12.619</text:p>
              </table:table-cell>
              <table:table-cell office:value-type="float" office:value="12.689">
                <text:p>12.6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2.561">
                <text:p>12.561</text:p>
              </table:table-cell>
              <table:table-cell office:value-type="float" office:value="12.581">
                <text:p>12.581</text:p>
              </table:table-cell>
              <table:table-cell office:value-type="float" office:value="12.64">
                <text:p>12.64</text:p>
              </table:table-cell>
              <table:table-cell office:value-type="float" office:value="12.738">
                <text:p>12.7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">
                <text:p>2.5</text:p>
              </table:table-cell>
              <table:table-cell office:value-type="float" office:value="12.558">
                <text:p>12.558</text:p>
              </table:table-cell>
              <table:table-cell office:value-type="float" office:value="12.593">
                <text:p>12.593</text:p>
              </table:table-cell>
              <table:table-cell office:value-type="float" office:value="1.#NAN">
                <text:p>1.#NAN</text:p>
              </table:table-cell>
              <table:table-cell office:value-type="float" office:value="12.874">
                <text:p>12.8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12.553">
                <text:p>12.553</text:p>
              </table:table-cell>
              <table:table-cell office:value-type="float" office:value="12.605">
                <text:p>12.605</text:p>
              </table:table-cell>
              <table:table-cell office:value-type="float" office:value="1.#NAN">
                <text:p>1.#NAN</text:p>
              </table:table-cell>
              <table:table-cell office:value-type="float" office:value="13.02">
                <text:p>13.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5">
                <text:p>3.5</text:p>
              </table:table-cell>
              <table:table-cell office:value-type="float" office:value="12.549">
                <text:p>12.549</text:p>
              </table:table-cell>
              <table:table-cell office:value-type="float" office:value="12.619">
                <text:p>12.619</text:p>
              </table:table-cell>
              <table:table-cell office:value-type="float" office:value="1.#NAN">
                <text:p>1.#NAN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2.545">
                <text:p>12.545</text:p>
              </table:table-cell>
              <table:table-cell office:value-type="float" office:value="12.631">
                <text:p>12.631</text:p>
              </table:table-cell>
              <table:table-cell office:value-type="float" office:value="1.#NAN">
                <text:p>1.#NAN</text:p>
              </table:table-cell>
              <table:table-cell office:value-type="float" office:value="13.3">
                <text:p>13.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treat-empty-cells="ignore" chart:spline-order="3" chart:right-angled-axes="true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9">
      <style:chart-properties chart:display-label="true" chart:logarithmic="false" chart:minimum="3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09">
      <style:chart-properties chart:symbol-type="named-symbol" chart:symbol-name="diamond" chart:symbol-width="0.15cm" chart:symbol-height="0.1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109">
      <style:chart-properties chart:symbol-type="named-symbol" chart:symbol-name="diamond" chart:symbol-width="0.15cm" chart:symbol-height="0.1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109">
      <style:chart-properties chart:symbol-type="named-symbol" chart:symbol-name="arrow-down" chart:symbol-width="0.15cm" chart:symbol-height="0.1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109">
      <style:chart-properties chart:symbol-type="named-symbol" chart:symbol-name="arrow-up" chart:symbol-width="0.15cm" chart:symbol-height="0.15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982cm" svg:height="11.663cm" xlink:href=".." chart:class="chart:scatter" chart:style-name="ch1">
        <chart:title svg:x="7.086cm" svg:y="0.234cm" chart:style-name="ch2">
          <text:p>roots of chi for m=0</text:p>
        </chart:title>
        <chart:legend chart:legend-position="end" svg:x="2.331cm" svg:y="1.406cm" chart:style-name="ch3"/>
        <chart:plot-area chart:style-name="ch4" table:cell-range-address="'Transverse Magnetic'.A3:'Transverse Magnetic'.B15 'Transverse Magnetic'.S3:'Transverse Magnetic'.V3 'Transverse Magnetic'.F3:'Transverse Magnetic'.F15 'Transverse Magnetic'.J3:'Transverse Magnetic'.J15 'Transverse Magnetic'.N3:'Transverse Magnetic'.N15" chart:data-source-has-labels="row" svg:x="0.517cm" svg:y="0.97cm" svg:width="16.88cm" svg:height="10.194cm">
          <chart:axis chart:dimension="x" chart:name="primary-x" chart:style-name="ch5">
            <chart:title svg:x="9.176cm" svg:y="10.8cm" chart:style-name="ch6">
              <text:p>c</text:p>
            </chart:title>
          </chart:axis>
          <chart:axis chart:dimension="y" chart:name="primary-y" chart:style-name="ch7">
            <chart:title svg:x="0.359cm" svg:y="6.35cm" chart:style-name="ch8">
              <text:p>chi (c-1)</text:p>
            </chart:title>
          </chart:axis>
          <chart:series chart:style-name="ch9" chart:values-cell-range-address="'Transverse Magnetic'.B3:'Transverse Magnetic'.B15" chart:label-cell-address="'Transverse Magnetic'.S3:'Transverse Magnetic'.S3" chart:class="chart:scatter">
            <chart:domain table:cell-range-address="'Transverse Magnetic'.A3:'Transverse Magnetic'.A15"/>
            <chart:data-point chart:repeated="13"/>
          </chart:series>
          <chart:series chart:style-name="ch10" chart:values-cell-range-address="'Transverse Magnetic'.F3:'Transverse Magnetic'.F15" chart:label-cell-address="'Transverse Magnetic'.T3:'Transverse Magnetic'.T3" chart:class="chart:scatter">
            <chart:data-point chart:repeated="13"/>
          </chart:series>
          <chart:series chart:style-name="ch11" chart:values-cell-range-address="'Transverse Magnetic'.J3:'Transverse Magnetic'.J15" chart:label-cell-address="'Transverse Magnetic'.U3:'Transverse Magnetic'.U3" chart:class="chart:scatter">
            <chart:data-point chart:repeated="13"/>
          </chart:series>
          <chart:series chart:style-name="ch12" chart:values-cell-range-address="'Transverse Magnetic'.N3:'Transverse Magnetic'.N15" chart:label-cell-address="'Transverse Magnetic'.V3:'Transverse Magnetic'.V3" chart:class="chart:scatter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Transverse Magnetic'.S3:'Transverse Magnetic'.S3"> n=1</text:p>
              </table:table-cell>
              <table:table-cell office:value-type="string">
                <text:p text:id="'Transverse Magnetic'.T3:'Transverse Magnetic'.T3"> n=2</text:p>
              </table:table-cell>
              <table:table-cell office:value-type="string">
                <text:p text:id="'Transverse Magnetic'.U3:'Transverse Magnetic'.U3"> n=3</text:p>
              </table:table-cell>
              <table:table-cell office:value-type="string">
                <text:p text:id="'Transverse Magnetic'.V3:'Transverse Magnetic'.V3"> n=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Transverse Magnetic'.A3:'Transverse Magnetic'.A15">1</text:p>
              </table:table-cell>
              <table:table-cell office:value-type="float" office:value="3.142">
                <text:p text:id="'Transverse Magnetic'.B3:'Transverse Magnetic'.B15">3.142</text:p>
              </table:table-cell>
              <table:table-cell office:value-type="float" office:value="6.283">
                <text:p text:id="'Transverse Magnetic'.F3:'Transverse Magnetic'.F15">6.283</text:p>
              </table:table-cell>
              <table:table-cell office:value-type="float" office:value="9.425">
                <text:p text:id="'Transverse Magnetic'.J3:'Transverse Magnetic'.J15">9.425</text:p>
              </table:table-cell>
              <table:table-cell office:value-type="float" office:value="12.566">
                <text:p text:id="'Transverse Magnetic'.N3:'Transverse Magnetic'.N15">12.56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">
                <text:p>1.1</text:p>
              </table:table-cell>
              <table:table-cell office:value-type="float" office:value="3.141">
                <text:p>3.141</text:p>
              </table:table-cell>
              <table:table-cell office:value-type="float" office:value="6.283">
                <text:p>6.283</text:p>
              </table:table-cell>
              <table:table-cell office:value-type="float" office:value="9.425">
                <text:p>9.425</text:p>
              </table:table-cell>
              <table:table-cell office:value-type="float" office:value="12.566">
                <text:p>12.5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">
                <text:p>1.2</text:p>
              </table:table-cell>
              <table:table-cell office:value-type="float" office:value="3.14">
                <text:p>3.14</text:p>
              </table:table-cell>
              <table:table-cell office:value-type="float" office:value="6.282">
                <text:p>6.282</text:p>
              </table:table-cell>
              <table:table-cell office:value-type="float" office:value="9.424">
                <text:p>9.424</text:p>
              </table:table-cell>
              <table:table-cell office:value-type="float" office:value="12.566">
                <text:p>12.5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">
                <text:p>1.3</text:p>
              </table:table-cell>
              <table:table-cell office:value-type="float" office:value="3.139">
                <text:p>3.139</text:p>
              </table:table-cell>
              <table:table-cell office:value-type="float" office:value="6.282">
                <text:p>6.282</text:p>
              </table:table-cell>
              <table:table-cell office:value-type="float" office:value="9.424">
                <text:p>9.424</text:p>
              </table:table-cell>
              <table:table-cell office:value-type="float" office:value="12.566">
                <text:p>12.5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">
                <text:p>1.4</text:p>
              </table:table-cell>
              <table:table-cell office:value-type="float" office:value="3.137">
                <text:p>3.137</text:p>
              </table:table-cell>
              <table:table-cell office:value-type="float" office:value="6.281">
                <text:p>6.281</text:p>
              </table:table-cell>
              <table:table-cell office:value-type="float" office:value="9.423">
                <text:p>9.423</text:p>
              </table:table-cell>
              <table:table-cell office:value-type="float" office:value="12.565">
                <text:p>12.5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3.135">
                <text:p>3.135</text:p>
              </table:table-cell>
              <table:table-cell office:value-type="float" office:value="6.28">
                <text:p>6.28</text:p>
              </table:table-cell>
              <table:table-cell office:value-type="float" office:value="9.423">
                <text:p>9.423</text:p>
              </table:table-cell>
              <table:table-cell office:value-type="float" office:value="12.565">
                <text:p>12.5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">
                <text:p>1.6</text:p>
              </table:table-cell>
              <table:table-cell office:value-type="float" office:value="3.133">
                <text:p>3.133</text:p>
              </table:table-cell>
              <table:table-cell office:value-type="float" office:value="6.279">
                <text:p>6.279</text:p>
              </table:table-cell>
              <table:table-cell office:value-type="float" office:value="9.422">
                <text:p>9.422</text:p>
              </table:table-cell>
              <table:table-cell office:value-type="float" office:value="12.564">
                <text:p>12.5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">
                <text:p>1.8</text:p>
              </table:table-cell>
              <table:table-cell office:value-type="float" office:value="3.128">
                <text:p>3.128</text:p>
              </table:table-cell>
              <table:table-cell office:value-type="float" office:value="6.276">
                <text:p>6.276</text:p>
              </table:table-cell>
              <table:table-cell office:value-type="float" office:value="9.42">
                <text:p>9.42</text:p>
              </table:table-cell>
              <table:table-cell office:value-type="float" office:value="12.563">
                <text:p>12.5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3.123">
                <text:p>3.123</text:p>
              </table:table-cell>
              <table:table-cell office:value-type="float" office:value="6.273">
                <text:p>6.273</text:p>
              </table:table-cell>
              <table:table-cell office:value-type="float" office:value="9.418">
                <text:p>9.418</text:p>
              </table:table-cell>
              <table:table-cell office:value-type="float" office:value="12.561">
                <text:p>12.5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">
                <text:p>2.5</text:p>
              </table:table-cell>
              <table:table-cell office:value-type="float" office:value="3.11">
                <text:p>3.11</text:p>
              </table:table-cell>
              <table:table-cell office:value-type="float" office:value="6.266">
                <text:p>6.266</text:p>
              </table:table-cell>
              <table:table-cell office:value-type="float" office:value="9.413">
                <text:p>9.413</text:p>
              </table:table-cell>
              <table:table-cell office:value-type="float" office:value="12.558">
                <text:p>12.5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3.097">
                <text:p>3.097</text:p>
              </table:table-cell>
              <table:table-cell office:value-type="float" office:value="6.258">
                <text:p>6.258</text:p>
              </table:table-cell>
              <table:table-cell office:value-type="float" office:value="9.408">
                <text:p>9.408</text:p>
              </table:table-cell>
              <table:table-cell office:value-type="float" office:value="12.553">
                <text:p>12.5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5">
                <text:p>3.5</text:p>
              </table:table-cell>
              <table:table-cell office:value-type="float" office:value="3.085">
                <text:p>3.085</text:p>
              </table:table-cell>
              <table:table-cell office:value-type="float" office:value="6.25">
                <text:p>6.25</text:p>
              </table:table-cell>
              <table:table-cell office:value-type="float" office:value="9.402">
                <text:p>9.402</text:p>
              </table:table-cell>
              <table:table-cell office:value-type="float" office:value="12.549">
                <text:p>12.5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3.073">
                <text:p>3.073</text:p>
              </table:table-cell>
              <table:table-cell office:value-type="float" office:value="6.243">
                <text:p>6.243</text:p>
              </table:table-cell>
              <table:table-cell office:value-type="float" office:value="9.396">
                <text:p>9.396</text:p>
              </table:table-cell>
              <table:table-cell office:value-type="float" office:value="12.545">
                <text:p>12.54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treat-empty-cells="ignore" chart:spline-order="3" chart:right-angled-axes="true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9">
      <style:chart-properties chart:display-label="true" chart:logarithmic="false" chart:minimum="3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09">
      <style:chart-properties chart:symbol-type="named-symbol" chart:symbol-name="diamond" chart:symbol-width="0.15cm" chart:symbol-height="0.1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109">
      <style:chart-properties chart:symbol-type="named-symbol" chart:symbol-name="diamond" chart:symbol-width="0.15cm" chart:symbol-height="0.1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109">
      <style:chart-properties chart:symbol-type="named-symbol" chart:symbol-name="arrow-down" chart:symbol-width="0.15cm" chart:symbol-height="0.1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109">
      <style:chart-properties chart:symbol-type="named-symbol" chart:symbol-name="arrow-up" chart:symbol-width="0.15cm" chart:symbol-height="0.15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982cm" svg:height="11.663cm" xlink:href=".." chart:class="chart:scatter" chart:style-name="ch1">
        <chart:title svg:x="7.086cm" svg:y="0.234cm" chart:style-name="ch2">
          <text:p>roots of chi for m=1</text:p>
        </chart:title>
        <chart:legend chart:legend-position="end" svg:x="2.331cm" svg:y="1.406cm" chart:style-name="ch3"/>
        <chart:plot-area chart:style-name="ch4" table:cell-range-address="'Transverse Magnetic'.A3:'Transverse Magnetic'.A15 'Transverse Magnetic'.S3:'Transverse Magnetic'.V3 'Transverse Magnetic'.C3:'Transverse Magnetic'.C15 'Transverse Magnetic'.G3:'Transverse Magnetic'.G15 'Transverse Magnetic'.K3:'Transverse Magnetic'.K15 'Transverse Magnetic'.O3:'Transverse Magnetic'.O15" chart:data-source-has-labels="row" svg:x="0.517cm" svg:y="0.97cm" svg:width="16.88cm" svg:height="10.194cm">
          <chart:axis chart:dimension="x" chart:name="primary-x" chart:style-name="ch5">
            <chart:title svg:x="9.176cm" svg:y="10.8cm" chart:style-name="ch6">
              <text:p>c</text:p>
            </chart:title>
          </chart:axis>
          <chart:axis chart:dimension="y" chart:name="primary-y" chart:style-name="ch7">
            <chart:title svg:x="0.359cm" svg:y="6.35cm" chart:style-name="ch8">
              <text:p>chi (c-1)</text:p>
            </chart:title>
          </chart:axis>
          <chart:series chart:style-name="ch9" chart:values-cell-range-address="'Transverse Magnetic'.C3:'Transverse Magnetic'.C15" chart:label-cell-address="'Transverse Magnetic'.S3:'Transverse Magnetic'.S3" chart:class="chart:scatter">
            <chart:domain table:cell-range-address="'Transverse Magnetic'.A3:'Transverse Magnetic'.A15"/>
            <chart:data-point chart:repeated="13"/>
          </chart:series>
          <chart:series chart:style-name="ch10" chart:values-cell-range-address="'Transverse Magnetic'.G3:'Transverse Magnetic'.G15" chart:label-cell-address="'Transverse Magnetic'.T3:'Transverse Magnetic'.T3" chart:class="chart:scatter">
            <chart:data-point chart:repeated="13"/>
          </chart:series>
          <chart:series chart:style-name="ch11" chart:values-cell-range-address="'Transverse Magnetic'.K3:'Transverse Magnetic'.K15" chart:label-cell-address="'Transverse Magnetic'.U3:'Transverse Magnetic'.U3" chart:class="chart:scatter">
            <chart:data-point chart:repeated="13"/>
          </chart:series>
          <chart:series chart:style-name="ch12" chart:values-cell-range-address="'Transverse Magnetic'.O3:'Transverse Magnetic'.O15" chart:label-cell-address="'Transverse Magnetic'.V3:'Transverse Magnetic'.V3" chart:class="chart:scatter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Transverse Magnetic'.S3:'Transverse Magnetic'.S3"> n=1</text:p>
              </table:table-cell>
              <table:table-cell office:value-type="string">
                <text:p text:id="'Transverse Magnetic'.T3:'Transverse Magnetic'.T3"> n=2</text:p>
              </table:table-cell>
              <table:table-cell office:value-type="string">
                <text:p text:id="'Transverse Magnetic'.U3:'Transverse Magnetic'.U3"> n=3</text:p>
              </table:table-cell>
              <table:table-cell office:value-type="string">
                <text:p text:id="'Transverse Magnetic'.V3:'Transverse Magnetic'.V3"> n=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Transverse Magnetic'.A3:'Transverse Magnetic'.A15">1</text:p>
              </table:table-cell>
              <table:table-cell office:value-type="float" office:value="3.142">
                <text:p text:id="'Transverse Magnetic'.C3:'Transverse Magnetic'.C15">3.142</text:p>
              </table:table-cell>
              <table:table-cell office:value-type="float" office:value="6.283">
                <text:p text:id="'Transverse Magnetic'.G3:'Transverse Magnetic'.G15">6.283</text:p>
              </table:table-cell>
              <table:table-cell office:value-type="float" office:value="9.425">
                <text:p text:id="'Transverse Magnetic'.K3:'Transverse Magnetic'.K15">9.425</text:p>
              </table:table-cell>
              <table:table-cell office:value-type="float" office:value="12.566">
                <text:p text:id="'Transverse Magnetic'.O3:'Transverse Magnetic'.O15">12.56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">
                <text:p>1.1</text:p>
              </table:table-cell>
              <table:table-cell office:value-type="float" office:value="3.143">
                <text:p>3.143</text:p>
              </table:table-cell>
              <table:table-cell office:value-type="float" office:value="6.284">
                <text:p>6.284</text:p>
              </table:table-cell>
              <table:table-cell office:value-type="float" office:value="9.425">
                <text:p>9.425</text:p>
              </table:table-cell>
              <table:table-cell office:value-type="float" office:value="12.567">
                <text:p>12.5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">
                <text:p>1.2</text:p>
              </table:table-cell>
              <table:table-cell office:value-type="float" office:value="3.146">
                <text:p>3.146</text:p>
              </table:table-cell>
              <table:table-cell office:value-type="float" office:value="6.285">
                <text:p>6.285</text:p>
              </table:table-cell>
              <table:table-cell office:value-type="float" office:value="9.426">
                <text:p>9.426</text:p>
              </table:table-cell>
              <table:table-cell office:value-type="float" office:value="12.567">
                <text:p>12.5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">
                <text:p>1.3</text:p>
              </table:table-cell>
              <table:table-cell office:value-type="float" office:value="3.15">
                <text:p>3.15</text:p>
              </table:table-cell>
              <table:table-cell office:value-type="float" office:value="6.287">
                <text:p>6.287</text:p>
              </table:table-cell>
              <table:table-cell office:value-type="float" office:value="9.427">
                <text:p>9.427</text:p>
              </table:table-cell>
              <table:table-cell office:value-type="float" office:value="12.568">
                <text:p>12.5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">
                <text:p>1.4</text:p>
              </table:table-cell>
              <table:table-cell office:value-type="float" office:value="3.155">
                <text:p>3.155</text:p>
              </table:table-cell>
              <table:table-cell office:value-type="float" office:value="6.29">
                <text:p>6.29</text:p>
              </table:table-cell>
              <table:table-cell office:value-type="float" office:value="9.429">
                <text:p>9.429</text:p>
              </table:table-cell>
              <table:table-cell office:value-type="float" office:value="12.57">
                <text:p>12.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3.161">
                <text:p>3.161</text:p>
              </table:table-cell>
              <table:table-cell office:value-type="float" office:value="6.293">
                <text:p>6.293</text:p>
              </table:table-cell>
              <table:table-cell office:value-type="float" office:value="9.431">
                <text:p>9.431</text:p>
              </table:table-cell>
              <table:table-cell office:value-type="float" office:value="12.571">
                <text:p>12.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">
                <text:p>1.6</text:p>
              </table:table-cell>
              <table:table-cell office:value-type="float" office:value="3.168">
                <text:p>3.168</text:p>
              </table:table-cell>
              <table:table-cell office:value-type="float" office:value="6.296">
                <text:p>6.296</text:p>
              </table:table-cell>
              <table:table-cell office:value-type="float" office:value="9.434">
                <text:p>9.434</text:p>
              </table:table-cell>
              <table:table-cell office:value-type="float" office:value="12.573">
                <text:p>12.5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">
                <text:p>1.8</text:p>
              </table:table-cell>
              <table:table-cell office:value-type="float" office:value="3.182">
                <text:p>3.182</text:p>
              </table:table-cell>
              <table:table-cell office:value-type="float" office:value="6.304">
                <text:p>6.304</text:p>
              </table:table-cell>
              <table:table-cell office:value-type="float" office:value="9.439">
                <text:p>9.439</text:p>
              </table:table-cell>
              <table:table-cell office:value-type="float" office:value="12.577">
                <text:p>12.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3.197">
                <text:p>3.197</text:p>
              </table:table-cell>
              <table:table-cell office:value-type="float" office:value="6.321">
                <text:p>6.321</text:p>
              </table:table-cell>
              <table:table-cell office:value-type="float" office:value="9.444">
                <text:p>9.444</text:p>
              </table:table-cell>
              <table:table-cell office:value-type="float" office:value="12.581">
                <text:p>12.5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">
                <text:p>2.5</text:p>
              </table:table-cell>
              <table:table-cell office:value-type="float" office:value="3.235">
                <text:p>3.235</text:p>
              </table:table-cell>
              <table:table-cell office:value-type="float" office:value="6.335">
                <text:p>6.335</text:p>
              </table:table-cell>
              <table:table-cell office:value-type="float" office:value="9.46">
                <text:p>9.46</text:p>
              </table:table-cell>
              <table:table-cell office:value-type="float" office:value="12.593">
                <text:p>12.5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3.271">
                <text:p>3.271</text:p>
              </table:table-cell>
              <table:table-cell office:value-type="float" office:value="6.357">
                <text:p>6.357</text:p>
              </table:table-cell>
              <table:table-cell office:value-type="float" office:value="9.476">
                <text:p>9.476</text:p>
              </table:table-cell>
              <table:table-cell office:value-type="float" office:value="12.605">
                <text:p>12.6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5">
                <text:p>3.5</text:p>
              </table:table-cell>
              <table:table-cell office:value-type="float" office:value="3.305">
                <text:p>3.305</text:p>
              </table:table-cell>
              <table:table-cell office:value-type="float" office:value="6.381">
                <text:p>6.381</text:p>
              </table:table-cell>
              <table:table-cell office:value-type="float" office:value="9.493">
                <text:p>9.493</text:p>
              </table:table-cell>
              <table:table-cell office:value-type="float" office:value="12.619">
                <text:p>12.6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3.336">
                <text:p>3.336</text:p>
              </table:table-cell>
              <table:table-cell office:value-type="float" office:value="6.403">
                <text:p>6.403</text:p>
              </table:table-cell>
              <table:table-cell office:value-type="float" office:value="9.509">
                <text:p>9.509</text:p>
              </table:table-cell>
              <table:table-cell office:value-type="float" office:value="12.631">
                <text:p>12.63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treat-empty-cells="ignore" chart:spline-order="3" chart:right-angled-axes="true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9">
      <style:chart-properties chart:display-label="true" chart:logarithmic="false" chart:minimum="3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09">
      <style:chart-properties chart:symbol-type="named-symbol" chart:symbol-name="diamond" chart:symbol-width="0.15cm" chart:symbol-height="0.1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109">
      <style:chart-properties chart:symbol-type="named-symbol" chart:symbol-name="diamond" chart:symbol-width="0.15cm" chart:symbol-height="0.1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109">
      <style:chart-properties chart:symbol-type="named-symbol" chart:symbol-name="arrow-down" chart:symbol-width="0.15cm" chart:symbol-height="0.1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109">
      <style:chart-properties chart:symbol-type="named-symbol" chart:symbol-name="arrow-up" chart:symbol-width="0.15cm" chart:symbol-height="0.15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982cm" svg:height="11.663cm" xlink:href=".." chart:class="chart:scatter" chart:style-name="ch1">
        <chart:title svg:x="7.086cm" svg:y="0.234cm" chart:style-name="ch2">
          <text:p>roots of chi for m=2</text:p>
        </chart:title>
        <chart:legend chart:legend-position="end" svg:x="2.331cm" svg:y="1.406cm" chart:style-name="ch3"/>
        <chart:plot-area chart:style-name="ch4" table:cell-range-address="'Transverse Magnetic'.A3:'Transverse Magnetic'.A15 'Transverse Magnetic'.S3:'Transverse Magnetic'.V3 'Transverse Magnetic'.D3:'Transverse Magnetic'.D15 'Transverse Magnetic'.H3:'Transverse Magnetic'.H15 'Transverse Magnetic'.L3:'Transverse Magnetic'.L15 'Transverse Magnetic'.P3:'Transverse Magnetic'.P15" chart:data-source-has-labels="row" svg:x="0.517cm" svg:y="0.97cm" svg:width="16.88cm" svg:height="10.194cm">
          <chart:axis chart:dimension="x" chart:name="primary-x" chart:style-name="ch5">
            <chart:title svg:x="9.176cm" svg:y="10.8cm" chart:style-name="ch6">
              <text:p>c</text:p>
            </chart:title>
          </chart:axis>
          <chart:axis chart:dimension="y" chart:name="primary-y" chart:style-name="ch7">
            <chart:title svg:x="0.359cm" svg:y="6.35cm" chart:style-name="ch8">
              <text:p>chi (c-1)</text:p>
            </chart:title>
          </chart:axis>
          <chart:series chart:style-name="ch9" chart:values-cell-range-address="'Transverse Magnetic'.D3:'Transverse Magnetic'.D15" chart:label-cell-address="'Transverse Magnetic'.S3:'Transverse Magnetic'.S3" chart:class="chart:scatter">
            <chart:domain table:cell-range-address="'Transverse Magnetic'.A3:'Transverse Magnetic'.A15"/>
            <chart:data-point chart:repeated="13"/>
          </chart:series>
          <chart:series chart:style-name="ch10" chart:values-cell-range-address="'Transverse Magnetic'.H3:'Transverse Magnetic'.H15" chart:label-cell-address="'Transverse Magnetic'.T3:'Transverse Magnetic'.T3" chart:class="chart:scatter">
            <chart:data-point chart:repeated="13"/>
          </chart:series>
          <chart:series chart:style-name="ch11" chart:values-cell-range-address="'Transverse Magnetic'.L3:'Transverse Magnetic'.L15" chart:label-cell-address="'Transverse Magnetic'.U3:'Transverse Magnetic'.U3" chart:class="chart:scatter">
            <chart:data-point chart:repeated="13"/>
          </chart:series>
          <chart:series chart:style-name="ch12" chart:values-cell-range-address="'Transverse Magnetic'.P3:'Transverse Magnetic'.P15" chart:label-cell-address="'Transverse Magnetic'.V3:'Transverse Magnetic'.V3" chart:class="chart:scatter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Transverse Magnetic'.S3:'Transverse Magnetic'.S3"> n=1</text:p>
              </table:table-cell>
              <table:table-cell office:value-type="string">
                <text:p text:id="'Transverse Magnetic'.T3:'Transverse Magnetic'.T3"> n=2</text:p>
              </table:table-cell>
              <table:table-cell office:value-type="string">
                <text:p text:id="'Transverse Magnetic'.U3:'Transverse Magnetic'.U3"> n=3</text:p>
              </table:table-cell>
              <table:table-cell office:value-type="string">
                <text:p text:id="'Transverse Magnetic'.V3:'Transverse Magnetic'.V3"> n=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Transverse Magnetic'.A3:'Transverse Magnetic'.A15">1</text:p>
              </table:table-cell>
              <table:table-cell office:value-type="float" office:value="3.142">
                <text:p text:id="'Transverse Magnetic'.D3:'Transverse Magnetic'.D15">3.142</text:p>
              </table:table-cell>
              <table:table-cell office:value-type="float" office:value="6.283">
                <text:p text:id="'Transverse Magnetic'.H3:'Transverse Magnetic'.H15">6.283</text:p>
              </table:table-cell>
              <table:table-cell office:value-type="float" office:value="9.425">
                <text:p text:id="'Transverse Magnetic'.L3:'Transverse Magnetic'.L15">9.425</text:p>
              </table:table-cell>
              <table:table-cell office:value-type="float" office:value="12.566">
                <text:p text:id="'Transverse Magnetic'.P3:'Transverse Magnetic'.P15">12.56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">
                <text:p>1.1</text:p>
              </table:table-cell>
              <table:table-cell office:value-type="float" office:value="3.147">
                <text:p>3.147</text:p>
              </table:table-cell>
              <table:table-cell office:value-type="float" office:value="6.286">
                <text:p>6.286</text:p>
              </table:table-cell>
              <table:table-cell office:value-type="float" office:value="9.427">
                <text:p>9.427</text:p>
              </table:table-cell>
              <table:table-cell office:value-type="float" office:value="12.568">
                <text:p>12.5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">
                <text:p>1.2</text:p>
              </table:table-cell>
              <table:table-cell office:value-type="float" office:value="3.161">
                <text:p>3.161</text:p>
              </table:table-cell>
              <table:table-cell office:value-type="float" office:value="6.293">
                <text:p>6.293</text:p>
              </table:table-cell>
              <table:table-cell office:value-type="float" office:value="9.431">
                <text:p>9.431</text:p>
              </table:table-cell>
              <table:table-cell office:value-type="float" office:value="12.571">
                <text:p>12.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">
                <text:p>1.3</text:p>
              </table:table-cell>
              <table:table-cell office:value-type="float" office:value="3.182">
                <text:p>3.182</text:p>
              </table:table-cell>
              <table:table-cell office:value-type="float" office:value="6.304">
                <text:p>6.304</text:p>
              </table:table-cell>
              <table:table-cell office:value-type="float" office:value="9.438">
                <text:p>9.438</text:p>
              </table:table-cell>
              <table:table-cell office:value-type="float" office:value="12.577">
                <text:p>12.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">
                <text:p>1.4</text:p>
              </table:table-cell>
              <table:table-cell office:value-type="float" office:value="3.208">
                <text:p>3.208</text:p>
              </table:table-cell>
              <table:table-cell office:value-type="float" office:value="6.317">
                <text:p>6.317</text:p>
              </table:table-cell>
              <table:table-cell office:value-type="float" office:value="9.447">
                <text:p>9.447</text:p>
              </table:table-cell>
              <table:table-cell office:value-type="float" office:value="12.583">
                <text:p>12.5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3.237">
                <text:p>3.237</text:p>
              </table:table-cell>
              <table:table-cell office:value-type="float" office:value="6.332">
                <text:p>6.332</text:p>
              </table:table-cell>
              <table:table-cell office:value-type="float" office:value="9.458">
                <text:p>9.458</text:p>
              </table:table-cell>
              <table:table-cell office:value-type="float" office:value="12.591">
                <text:p>12.5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">
                <text:p>1.6</text:p>
              </table:table-cell>
              <table:table-cell office:value-type="float" office:value="3.27">
                <text:p>3.27</text:p>
              </table:table-cell>
              <table:table-cell office:value-type="float" office:value="6.349">
                <text:p>6.349</text:p>
              </table:table-cell>
              <table:table-cell office:value-type="float" office:value="9.469">
                <text:p>9.469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">
                <text:p>1.8</text:p>
              </table:table-cell>
              <table:table-cell office:value-type="float" office:value="3.36">
                <text:p>3.36</text:p>
              </table:table-cell>
              <table:table-cell office:value-type="float" office:value="6.387">
                <text:p>6.387</text:p>
              </table:table-cell>
              <table:table-cell office:value-type="float" office:value="9.495">
                <text:p>9.495</text:p>
              </table:table-cell>
              <table:table-cell office:value-type="float" office:value="12.619">
                <text:p>12.6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3.4">
                <text:p>3.4</text:p>
              </table:table-cell>
              <table:table-cell office:value-type="float" office:value="6.43">
                <text:p>6.43</text:p>
              </table:table-cell>
              <table:table-cell office:value-type="float" office:value="9.523">
                <text:p>9.523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">
                <text:p>2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5">
                <text:p>3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treat-empty-cells="ignore" chart:spline-order="3" chart:right-angled-axes="true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9">
      <style:chart-properties chart:display-label="true" chart:logarithmic="false" chart:minimum="3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09">
      <style:chart-properties chart:symbol-type="named-symbol" chart:symbol-name="diamond" chart:symbol-width="0.15cm" chart:symbol-height="0.1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109">
      <style:chart-properties chart:symbol-type="named-symbol" chart:symbol-name="diamond" chart:symbol-width="0.15cm" chart:symbol-height="0.1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109">
      <style:chart-properties chart:symbol-type="named-symbol" chart:symbol-name="arrow-down" chart:symbol-width="0.15cm" chart:symbol-height="0.1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109">
      <style:chart-properties chart:symbol-type="named-symbol" chart:symbol-name="arrow-up" chart:symbol-width="0.15cm" chart:symbol-height="0.15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982cm" svg:height="11.663cm" xlink:href=".." chart:class="chart:scatter" chart:style-name="ch1">
        <chart:title svg:x="7.086cm" svg:y="0.234cm" chart:style-name="ch2">
          <text:p>roots of chi for m=3</text:p>
        </chart:title>
        <chart:legend chart:legend-position="end" svg:x="2.331cm" svg:y="1.406cm" chart:style-name="ch3"/>
        <chart:plot-area chart:style-name="ch4" table:cell-range-address="'Transverse Magnetic'.A3:'Transverse Magnetic'.A15 'Transverse Magnetic'.S3:'Transverse Magnetic'.V3 'Transverse Magnetic'.E3:'Transverse Magnetic'.E15 'Transverse Magnetic'.I3:'Transverse Magnetic'.I15 'Transverse Magnetic'.M3:'Transverse Magnetic'.M15 'Transverse Magnetic'.Q3:'Transverse Magnetic'.Q15" chart:data-source-has-labels="row" svg:x="0.517cm" svg:y="0.97cm" svg:width="16.88cm" svg:height="10.194cm">
          <chart:axis chart:dimension="x" chart:name="primary-x" chart:style-name="ch5">
            <chart:title svg:x="9.176cm" svg:y="10.8cm" chart:style-name="ch6">
              <text:p>c</text:p>
            </chart:title>
          </chart:axis>
          <chart:axis chart:dimension="y" chart:name="primary-y" chart:style-name="ch7">
            <chart:title svg:x="0.359cm" svg:y="6.35cm" chart:style-name="ch8">
              <text:p>chi (c-1)</text:p>
            </chart:title>
          </chart:axis>
          <chart:series chart:style-name="ch9" chart:values-cell-range-address="'Transverse Magnetic'.E3:'Transverse Magnetic'.E15" chart:label-cell-address="'Transverse Magnetic'.S3:'Transverse Magnetic'.S3" chart:class="chart:scatter">
            <chart:domain table:cell-range-address="'Transverse Magnetic'.A3:'Transverse Magnetic'.A15"/>
            <chart:data-point chart:repeated="13"/>
          </chart:series>
          <chart:series chart:style-name="ch10" chart:values-cell-range-address="'Transverse Magnetic'.I3:'Transverse Magnetic'.I15" chart:label-cell-address="'Transverse Magnetic'.T3:'Transverse Magnetic'.T3" chart:class="chart:scatter">
            <chart:data-point chart:repeated="13"/>
          </chart:series>
          <chart:series chart:style-name="ch11" chart:values-cell-range-address="'Transverse Magnetic'.M3:'Transverse Magnetic'.M15" chart:label-cell-address="'Transverse Magnetic'.U3:'Transverse Magnetic'.U3" chart:class="chart:scatter">
            <chart:data-point chart:repeated="13"/>
          </chart:series>
          <chart:series chart:style-name="ch12" chart:values-cell-range-address="'Transverse Magnetic'.Q3:'Transverse Magnetic'.Q15" chart:label-cell-address="'Transverse Magnetic'.V3:'Transverse Magnetic'.V3" chart:class="chart:scatter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Transverse Magnetic'.S3:'Transverse Magnetic'.S3"> n=1</text:p>
              </table:table-cell>
              <table:table-cell office:value-type="string">
                <text:p text:id="'Transverse Magnetic'.T3:'Transverse Magnetic'.T3"> n=2</text:p>
              </table:table-cell>
              <table:table-cell office:value-type="string">
                <text:p text:id="'Transverse Magnetic'.U3:'Transverse Magnetic'.U3"> n=3</text:p>
              </table:table-cell>
              <table:table-cell office:value-type="string">
                <text:p text:id="'Transverse Magnetic'.V3:'Transverse Magnetic'.V3"> n=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Transverse Magnetic'.A3:'Transverse Magnetic'.A15">1</text:p>
              </table:table-cell>
              <table:table-cell office:value-type="float" office:value="3.142">
                <text:p text:id="'Transverse Magnetic'.E3:'Transverse Magnetic'.E15">3.142</text:p>
              </table:table-cell>
              <table:table-cell office:value-type="float" office:value="6.283">
                <text:p text:id="'Transverse Magnetic'.I3:'Transverse Magnetic'.I15">6.283</text:p>
              </table:table-cell>
              <table:table-cell office:value-type="float" office:value="9.425">
                <text:p text:id="'Transverse Magnetic'.M3:'Transverse Magnetic'.M15">9.425</text:p>
              </table:table-cell>
              <table:table-cell office:value-type="float" office:value="12.566">
                <text:p text:id="'Transverse Magnetic'.Q3:'Transverse Magnetic'.Q15">12.56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">
                <text:p>1.1</text:p>
              </table:table-cell>
              <table:table-cell office:value-type="float" office:value="3.154">
                <text:p>3.154</text:p>
              </table:table-cell>
              <table:table-cell office:value-type="float" office:value="6.289">
                <text:p>6.289</text:p>
              </table:table-cell>
              <table:table-cell office:value-type="float" office:value="9.429">
                <text:p>9.429</text:p>
              </table:table-cell>
              <table:table-cell office:value-type="float" office:value="12.569">
                <text:p>12.5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">
                <text:p>1.2</text:p>
              </table:table-cell>
              <table:table-cell office:value-type="float" office:value="3.187">
                <text:p>3.187</text:p>
              </table:table-cell>
              <table:table-cell office:value-type="float" office:value="6.306">
                <text:p>6.306</text:p>
              </table:table-cell>
              <table:table-cell office:value-type="float" office:value="9.44">
                <text:p>9.44</text:p>
              </table:table-cell>
              <table:table-cell office:value-type="float" office:value="12.578">
                <text:p>12.5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">
                <text:p>1.3</text:p>
              </table:table-cell>
              <table:table-cell office:value-type="float" office:value="3.236">
                <text:p>3.236</text:p>
              </table:table-cell>
              <table:table-cell office:value-type="float" office:value="6.331">
                <text:p>6.331</text:p>
              </table:table-cell>
              <table:table-cell office:value-type="float" office:value="9.457">
                <text:p>9.457</text:p>
              </table:table-cell>
              <table:table-cell office:value-type="float" office:value="12.59">
                <text:p>12.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">
                <text:p>1.4</text:p>
              </table:table-cell>
              <table:table-cell office:value-type="float" office:value="3.294">
                <text:p>3.294</text:p>
              </table:table-cell>
              <table:table-cell office:value-type="float" office:value="6.362">
                <text:p>6.362</text:p>
              </table:table-cell>
              <table:table-cell office:value-type="float" office:value="9.478">
                <text:p>9.478</text:p>
              </table:table-cell>
              <table:table-cell office:value-type="float" office:value="12.606">
                <text:p>12.6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3.36">
                <text:p>3.36</text:p>
              </table:table-cell>
              <table:table-cell office:value-type="float" office:value="6.397">
                <text:p>6.397</text:p>
              </table:table-cell>
              <table:table-cell office:value-type="float" office:value="9.502">
                <text:p>9.502</text:p>
              </table:table-cell>
              <table:table-cell office:value-type="float" office:value="12.624">
                <text:p>12.6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">
                <text:p>1.6</text:p>
              </table:table-cell>
              <table:table-cell office:value-type="float" office:value="3.43">
                <text:p>3.43</text:p>
              </table:table-cell>
              <table:table-cell office:value-type="float" office:value="6.437">
                <text:p>6.437</text:p>
              </table:table-cell>
              <table:table-cell office:value-type="float" office:value="9.528">
                <text:p>9.528</text:p>
              </table:table-cell>
              <table:table-cell office:value-type="float" office:value="12.644">
                <text:p>12.6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">
                <text:p>1.8</text:p>
              </table:table-cell>
              <table:table-cell office:value-type="float" office:value="3.6">
                <text:p>3.6</text:p>
              </table:table-cell>
              <table:table-cell office:value-type="float" office:value="6.523">
                <text:p>6.523</text:p>
              </table:table-cell>
              <table:table-cell office:value-type="float" office:value="9.587">
                <text:p>9.587</text:p>
              </table:table-cell>
              <table:table-cell office:value-type="float" office:value="12.689">
                <text:p>12.6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3.7">
                <text:p>3.7</text:p>
              </table:table-cell>
              <table:table-cell office:value-type="float" office:value="6.62">
                <text:p>6.62</text:p>
              </table:table-cell>
              <table:table-cell office:value-type="float" office:value="9.652">
                <text:p>9.652</text:p>
              </table:table-cell>
              <table:table-cell office:value-type="float" office:value="12.738">
                <text:p>12.7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">
                <text:p>2.5</text:p>
              </table:table-cell>
              <table:table-cell office:value-type="float" office:value="1.#NAN">
                <text:p>1.#NAN</text:p>
              </table:table-cell>
              <table:table-cell office:value-type="float" office:value="6.9">
                <text:p>6.9</text:p>
              </table:table-cell>
              <table:table-cell office:value-type="float" office:value="9.83">
                <text:p>9.83</text:p>
              </table:table-cell>
              <table:table-cell office:value-type="float" office:value="12.874">
                <text:p>12.8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0">
                <text:p>10</text:p>
              </table:table-cell>
              <table:table-cell office:value-type="float" office:value="13.02">
                <text:p>13.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5">
                <text:p>3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0.2">
                <text:p>10.2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3.3">
                <text:p>13.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